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11.769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ENTIDADES">
      <style:table-properties table:display="true" style:writing-mode="lr-tb"/>
    </style:style>
    <style:style style:name="ta2" style:family="table" style:master-page-name="PageStyle_5f_TIPOS_20_ENTIDAD">
      <style:table-properties table:display="true" style:writing-mode="lr-tb"/>
    </style:style>
    <style:style style:name="ta3" style:family="table" style:master-page-name="PageStyle_5f_ACTIVIDADES">
      <style:table-properties table:display="true" style:writing-mode="lr-tb"/>
    </style:style>
    <style:style style:name="ta4" style:family="table" style:master-page-name="PageStyle_5f_ACTIVIDADES_20_POR_20_ENTIDAD">
      <style:table-properties table:display="true" style:writing-mode="lr-tb"/>
    </style:style>
    <style:style style:name="ta5" style:family="table" style:master-page-name="PageStyle_5f_AUTONOMIAS">
      <style:table-properties table:display="true" style:writing-mode="lr-tb"/>
    </style:style>
    <style:style style:name="ta6" style:family="table" style:master-page-name="PageStyle_5f_PROVINCIAS">
      <style:table-properties table:display="true" style:writing-mode="lr-tb"/>
    </style:style>
    <style:style style:name="ta7" style:family="table" style:master-page-name="PageStyle_5f_PAISE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ENTIDAD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12" table:default-cell-style-name="Default"/>
        <table:table-row table:style-name="ro1">
          <table:table-cell office:value-type="string">
            <text:p>COD_BE</text:p>
          </table:table-cell>
          <table:table-cell office:value-type="string">
            <text:p>NOMBRE50</text:p>
          </table:table-cell>
          <table:table-cell office:value-type="string">
            <text:p>BIC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77</text:p>
          </table:table-cell>
          <table:table-cell table:style-name="ce1" office:value-type="string">
            <text:p>TOFISA, ENTIDAD DE FINANCIACION, S.A.</text:p>
          </table:table-cell>
          <table:table-cell table:style-name="ce1" office:value-type="string">
            <text:p>AARB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78</text:p>
          </table:table-cell>
          <table:table-cell table:style-name="ce1" office:value-type="string">
            <text:p>CENTRAL TARRACONENSE DE CREDITO, E.F., S.A.</text:p>
          </table:table-cell>
          <table:table-cell table:style-name="ce1" office:value-type="string">
            <text:p>ABCM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80</text:p>
          </table:table-cell>
          <table:table-cell table:style-name="ce1" office:value-type="string">
            <text:p>CENTRAL ALMERIENSE DE CREDITO, E.F., S.A.</text:p>
          </table:table-cell>
          <table:table-cell table:style-name="ce1" office:value-type="string">
            <text:p>ABNA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82</text:p>
          </table:table-cell>
          <table:table-cell table:style-name="ce1" office:value-type="string">
            <text:p>FINDER, S.A., ENTIDAD DE FINANCIACION</text:p>
          </table:table-cell>
          <table:table-cell table:style-name="ce1" office:value-type="string">
            <text:p>AEEV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83</text:p>
          </table:table-cell>
          <table:table-cell table:style-name="ce1" office:value-type="string">
            <text:p>INVERSION, CREDITO Y DESARROLLO, S.A., E.F.</text:p>
          </table:table-cell>
          <table:table-cell table:style-name="ce1" office:value-type="string">
            <text:p>AGRI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84</text:p>
          </table:table-cell>
          <table:table-cell table:style-name="ce1" office:value-type="string">
            <text:p>NORTES FINANCIEROS, ENTIDAD DE FINANCIACION, S.A.</text:p>
          </table:table-cell>
          <table:table-cell table:style-name="ce1" office:value-type="string">
            <text:p>AHCRESVV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87</text:p>
          </table:table-cell>
          <table:table-cell table:style-name="ce1" office:value-type="string">
            <text:p>PROMOCIONES E INVERSIONES DE MADRID, S.A., E.F.</text:p>
          </table:table-cell>
          <table:table-cell table:style-name="ce1" office:value-type="string">
            <text:p>ALCL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88</text:p>
          </table:table-cell>
          <table:table-cell table:style-name="ce1" office:value-type="string">
            <text:p>ESTUDIOS Y FINANCIACION, S.A., CIA. FINANCIACION</text:p>
          </table:table-cell>
          <table:table-cell table:style-name="ce1" office:value-type="string">
            <text:p>ALLF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93</text:p>
          </table:table-cell>
          <table:table-cell table:style-name="ce1" office:value-type="string">
            <text:p>CENTRAL GADITANA DE CREDITO, E.F., S.A.</text:p>
          </table:table-cell>
          <table:table-cell table:style-name="ce1" office:value-type="string">
            <text:p>ARAB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94</text:p>
          </table:table-cell>
          <table:table-cell table:style-name="ce1" office:value-type="string">
            <text:p>CENTRAL BURGALESA DE CREDITO, E.F., S.A.</text:p>
          </table:table-cell>
          <table:table-cell table:style-name="ce1" office:value-type="string">
            <text:p>AREB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97</text:p>
          </table:table-cell>
          <table:table-cell table:style-name="ce1" office:value-type="string">
            <text:p>CREDITOS LAR, S.A., ENTIDAD DE FINANCIACION</text:p>
          </table:table-cell>
          <table:table-cell table:style-name="ce1" office:value-type="string">
            <text:p>ASSC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01</text:p>
          </table:table-cell>
          <table:table-cell table:style-name="ce1" office:value-type="string">
            <text:p>CAPITAL Y SERVICIOS, S.A., ENTIDAD DE FINANCIACION</text:p>
          </table:table-cell>
          <table:table-cell table:style-name="ce1" office:value-type="string">
            <text:p>BACA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04</text:p>
          </table:table-cell>
          <table:table-cell table:style-name="ce1" office:value-type="string">
            <text:p>FINANZA, CIA. DE FINANCIACION, CREDITO Y FIDUCIA</text:p>
          </table:table-cell>
          <table:table-cell table:style-name="ce1" office:value-type="string">
            <text:p>BAOF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06</text:p>
          </table:table-cell>
          <table:table-cell table:style-name="ce1" office:value-type="string">
            <text:p>ACCION FINANCIERA, SOCIEDAD ANONIMA</text:p>
          </table:table-cell>
          <table:table-cell table:style-name="ce1" office:value-type="string">
            <text:p>BAPUES22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08</text:p>
          </table:table-cell>
          <table:table-cell table:style-name="ce1" office:value-type="string">
            <text:p>FINANCIERA GASMA, ENTIDAD DE FINANCIACION, S.A.</text:p>
          </table:table-cell>
          <table:table-cell table:style-name="ce1" office:value-type="string">
            <text:p>BARC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10</text:p>
          </table:table-cell>
          <table:table-cell table:style-name="ce1" office:value-type="string">
            <text:p>SOLFISA, SOCIEDAD ANONIMA</text:p>
          </table:table-cell>
          <table:table-cell table:style-name="ce1" office:value-type="string">
            <text:p>BASKES2B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11</text:p>
          </table:table-cell>
          <table:table-cell table:style-name="ce1" office:value-type="string">
            <text:p>GESTION BARCELONESA, SDAD. ANONIMA DE FINANCIACION</text:p>
          </table:table-cell>
          <table:table-cell table:style-name="ce1" office:value-type="string">
            <text:p>BBPI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13</text:p>
          </table:table-cell>
          <table:table-cell table:style-name="ce1" office:value-type="string">
            <text:p>FINANCIERA DEL CANTABRICO, S.A.F.</text:p>
          </table:table-cell>
          <table:table-cell table:style-name="ce1" office:value-type="string">
            <text:p>BBRUESMX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17</text:p>
          </table:table-cell>
          <table:table-cell table:style-name="ce1" office:value-type="string">
            <text:p>F.H. CREDIT ENTIDAD DE FINANCIACION, S.A.</text:p>
          </table:table-cell>
          <table:table-cell table:style-name="ce1" office:value-type="string">
            <text:p>BBVAESMM107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20</text:p>
          </table:table-cell>
          <table:table-cell table:style-name="ce1" office:value-type="string">
            <text:p>FIAR, S.A.</text:p>
          </table:table-cell>
          <table:table-cell table:style-name="ce1" office:value-type="string">
            <text:p>BBVA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21</text:p>
          </table:table-cell>
          <table:table-cell table:style-name="ce1" office:value-type="string">
            <text:p>CREDERE STAR, S.A., ENTIDAD DE FINANCIACION</text:p>
          </table:table-cell>
          <table:table-cell table:style-name="ce1" office:value-type="string">
            <text:p>BCDM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23</text:p>
          </table:table-cell>
          <table:table-cell table:style-name="ce1" office:value-type="string">
            <text:p>FACIN, SOCIEDAD ANONIMA DE FINANCIACION</text:p>
          </table:table-cell>
          <table:table-cell table:style-name="ce1" office:value-type="string">
            <text:p>BCIT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27</text:p>
          </table:table-cell>
          <table:table-cell table:style-name="ce1" office:value-type="string">
            <text:p>BARCELONESA DE PROMOCIONES, S.A., E.F.</text:p>
          </table:table-cell>
          <table:table-cell table:style-name="ce1" office:value-type="string">
            <text:p>BCMA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28</text:p>
          </table:table-cell>
          <table:table-cell table:style-name="ce1" office:value-type="string">
            <text:p>CONTINENTAL DE CREDITO, S.A.</text:p>
          </table:table-cell>
          <table:table-cell table:style-name="ce1" office:value-type="string">
            <text:p>BCND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29</text:p>
          </table:table-cell>
          <table:table-cell table:style-name="ce1" office:value-type="string">
            <text:p>FILO MADRID, SOCIEDAD ANONIMA, E.F.</text:p>
          </table:table-cell>
          <table:table-cell table:style-name="ce1" office:value-type="string">
            <text:p>BCOEESMM001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30</text:p>
          </table:table-cell>
          <table:table-cell table:style-name="ce1" office:value-type="string">
            <text:p>FILO BARCELONA, SOCIEDAD ANONIMA, E.F.</text:p>
          </table:table-cell>
          <table:table-cell table:style-name="ce1" office:value-type="string">
            <text:p>BCOEESMM007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33</text:p>
          </table:table-cell>
          <table:table-cell table:style-name="ce1" office:value-type="string">
            <text:p>FILO GRANOLLERS, SOCIEDAD ANONIMA, E.F.</text:p>
          </table:table-cell>
          <table:table-cell table:style-name="ce1" office:value-type="string">
            <text:p>BCOEESMM008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34</text:p>
          </table:table-cell>
          <table:table-cell table:style-name="ce1" office:value-type="string">
            <text:p>FILO GERONA, SOCIEDAD ANONIMA, E.F.</text:p>
          </table:table-cell>
          <table:table-cell table:style-name="ce1" office:value-type="string">
            <text:p>BCOEESMM009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36</text:p>
          </table:table-cell>
          <table:table-cell table:style-name="ce1" office:value-type="string">
            <text:p>FILO SEVILLA, SOCIEDAD ANONIMA, E.F.</text:p>
          </table:table-cell>
          <table:table-cell table:style-name="ce1" office:value-type="string">
            <text:p>BCOEESMM016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37</text:p>
          </table:table-cell>
          <table:table-cell table:style-name="ce1" office:value-type="string">
            <text:p>FINANZARAGOZA, S.A., E.F.</text:p>
          </table:table-cell>
          <table:table-cell table:style-name="ce1" office:value-type="string">
            <text:p>BCOEESMM017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40</text:p>
          </table:table-cell>
          <table:table-cell table:style-name="ce1" office:value-type="string">
            <text:p>FILO RIOJA, SOCIEDAD ANONIMA, E.F.</text:p>
          </table:table-cell>
          <table:table-cell table:style-name="ce1" office:value-type="string">
            <text:p>BCOEESMM018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42</text:p>
          </table:table-cell>
          <table:table-cell table:style-name="ce1" office:value-type="string">
            <text:p>ENTIDAD DE FINANCIACION TERRASSA, S.A.</text:p>
          </table:table-cell>
          <table:table-cell table:style-name="ce1" office:value-type="string">
            <text:p>BCOEESMM020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47</text:p>
          </table:table-cell>
          <table:table-cell table:style-name="ce1" office:value-type="string">
            <text:p>GRUPO INVERSOR FINANCO, S.A., E.F.</text:p>
          </table:table-cell>
          <table:table-cell table:style-name="ce1" office:value-type="string">
            <text:p>BCOEESMM023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53</text:p>
          </table:table-cell>
          <table:table-cell table:style-name="ce1" office:value-type="string">
            <text:p>FINANCIACIONES GENERALES DEL TAJO, S.A., E.F.</text:p>
          </table:table-cell>
          <table:table-cell table:style-name="ce1" office:value-type="string">
            <text:p>BCOEESMM059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59</text:p>
          </table:table-cell>
          <table:table-cell table:style-name="ce1" office:value-type="string">
            <text:p>SALMANTINA DE CREDITO, E.F., S.A.</text:p>
          </table:table-cell>
          <table:table-cell table:style-name="ce1" office:value-type="string">
            <text:p>BCOEESMM063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61</text:p>
          </table:table-cell>
          <table:table-cell table:style-name="ce1" office:value-type="string">
            <text:p>PESA, ENTIDAD DE FINANCIACION, S.A.</text:p>
          </table:table-cell>
          <table:table-cell table:style-name="ce1" office:value-type="string">
            <text:p>BCOEESMM067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62</text:p>
          </table:table-cell>
          <table:table-cell table:style-name="ce1" office:value-type="string">
            <text:p>CENTRAL TOLEDANA DE CREDITO, E.F., S.A.</text:p>
          </table:table-cell>
          <table:table-cell table:style-name="ce1" office:value-type="string">
            <text:p>BCOEESMM070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65</text:p>
          </table:table-cell>
          <table:table-cell table:style-name="ce1" office:value-type="string">
            <text:p>CENTROBAN, ENTIDAD DE CREDITO Y FINANCIACION, S.A.</text:p>
          </table:table-cell>
          <table:table-cell table:style-name="ce1" office:value-type="string">
            <text:p>BCOEESMM076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66</text:p>
          </table:table-cell>
          <table:table-cell table:style-name="ce1" office:value-type="string">
            <text:p>IBERINVERSIONES Y FINANCIACIONES, E.F., S.A.</text:p>
          </table:table-cell>
          <table:table-cell table:style-name="ce1" office:value-type="string">
            <text:p>BCOEESMM080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74</text:p>
          </table:table-cell>
          <table:table-cell table:style-name="ce1" office:value-type="string">
            <text:p>FINANCIERA DEL DURANGUESADO, E.F., S.A.</text:p>
          </table:table-cell>
          <table:table-cell table:style-name="ce1" office:value-type="string">
            <text:p>BCOEESMM081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75</text:p>
          </table:table-cell>
          <table:table-cell table:style-name="ce1" office:value-type="string">
            <text:p>FINANCIERA DE SERVICIOS, SOCIEDAD ANONIMA</text:p>
          </table:table-cell>
          <table:table-cell table:style-name="ce1" office:value-type="string">
            <text:p>BCOEESMM085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76</text:p>
          </table:table-cell>
          <table:table-cell table:style-name="ce1" office:value-type="string">
            <text:p>CENTRAL DE CREDITOS Y FINANCIACIONES, S.A.</text:p>
          </table:table-cell>
          <table:table-cell table:style-name="ce1" office:value-type="string">
            <text:p>BCOEESMM089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77</text:p>
          </table:table-cell>
          <table:table-cell table:style-name="ce1" office:value-type="string">
            <text:p>MACRO, SOCIEDAD ANONIMA DE FINANCIACION</text:p>
          </table:table-cell>
          <table:table-cell table:style-name="ce1" office:value-type="string">
            <text:p>BCOEESMM096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78</text:p>
          </table:table-cell>
          <table:table-cell table:style-name="ce1" office:value-type="string">
            <text:p>SOCIEDAD ANONIMA DE NEGOCIOS FINANCIEROS, E.F.</text:p>
          </table:table-cell>
          <table:table-cell table:style-name="ce1" office:value-type="string">
            <text:p>BCOEESMM098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79</text:p>
          </table:table-cell>
          <table:table-cell table:style-name="ce1" office:value-type="string">
            <text:p>BILBAINA DE CREDITO, ENTIDAD DE FINANCIACION, S.A.</text:p>
          </table:table-cell>
          <table:table-cell table:style-name="ce1" office:value-type="string">
            <text:p>BCOEESMM102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80</text:p>
          </table:table-cell>
          <table:table-cell table:style-name="ce1" office:value-type="string">
            <text:p>COMPLEMENTOS FINANCIEROS, S.A., E.F.</text:p>
          </table:table-cell>
          <table:table-cell table:style-name="ce1" office:value-type="string">
            <text:p>BCOEESMM104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81</text:p>
          </table:table-cell>
          <table:table-cell table:style-name="ce1" office:value-type="string">
            <text:p>PROMOTORA ARAGONESA, ENTIDAD DE FINANCIACION, S.A.</text:p>
          </table:table-cell>
          <table:table-cell table:style-name="ce1" office:value-type="string">
            <text:p>BCOEESMM110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82</text:p>
          </table:table-cell>
          <table:table-cell table:style-name="ce1" office:value-type="string">
            <text:p>SERVICIOS TECNICOS Y COMERCIALES, S.A., E.F.</text:p>
          </table:table-cell>
          <table:table-cell table:style-name="ce1" office:value-type="string">
            <text:p>BCOEESMM111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84</text:p>
          </table:table-cell>
          <table:table-cell table:style-name="ce1" office:value-type="string">
            <text:p>S.A.F.F.E., S.A. FIAT FINANCIERA ESPAÑOLA, E.F.</text:p>
          </table:table-cell>
          <table:table-cell table:style-name="ce1" office:value-type="string">
            <text:p>BCOEESMM113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85</text:p>
          </table:table-cell>
          <table:table-cell table:style-name="ce1" office:value-type="string">
            <text:p>ESFINGE, ESPAÑOLA DE FINANC. GRALES., S.A., E.F.</text:p>
          </table:table-cell>
          <table:table-cell table:style-name="ce1" office:value-type="string">
            <text:p>BCOEESMM115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86</text:p>
          </table:table-cell>
          <table:table-cell table:style-name="ce1" office:value-type="string">
            <text:p>INVERSIONES DUERO, S.A., COMPAÑIA DE FINANCIACION</text:p>
          </table:table-cell>
          <table:table-cell table:style-name="ce1" office:value-type="string">
            <text:p>BCOEESMM116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87</text:p>
          </table:table-cell>
          <table:table-cell table:style-name="ce1" office:value-type="string">
            <text:p>FIGAZ, S.A., ENTIDAD DE FINANCIACION</text:p>
          </table:table-cell>
          <table:table-cell table:style-name="ce1" office:value-type="string">
            <text:p>BCOEESMM117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88</text:p>
          </table:table-cell>
          <table:table-cell table:style-name="ce1" office:value-type="string">
            <text:p>LORCA DE CREDITO Y FINANCIACION, S.A.</text:p>
          </table:table-cell>
          <table:table-cell table:style-name="ce1" office:value-type="string">
            <text:p>BCOEESMM127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89</text:p>
          </table:table-cell>
          <table:table-cell table:style-name="ce1" office:value-type="string">
            <text:p>MERCAPITAL, S.A.</text:p>
          </table:table-cell>
          <table:table-cell table:style-name="ce1" office:value-type="string">
            <text:p>BCOEESMM130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90</text:p>
          </table:table-cell>
          <table:table-cell table:style-name="ce1" office:value-type="string">
            <text:p>FINANCOR, S.A.</text:p>
          </table:table-cell>
          <table:table-cell table:style-name="ce1" office:value-type="string">
            <text:p>BCOEESMM134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91</text:p>
          </table:table-cell>
          <table:table-cell table:style-name="ce1" office:value-type="string">
            <text:p>FABRA, COMPAÑIA DE FINANCIACION, S.A.</text:p>
          </table:table-cell>
          <table:table-cell table:style-name="ce1" office:value-type="string">
            <text:p>BCOEESMM138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94</text:p>
          </table:table-cell>
          <table:table-cell table:style-name="ce1" office:value-type="string">
            <text:p>BURGALESA DE INVERSIONES, S.A., E.F.</text:p>
          </table:table-cell>
          <table:table-cell table:style-name="ce1" office:value-type="string">
            <text:p>BCOEESMM140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95</text:p>
          </table:table-cell>
          <table:table-cell table:style-name="ce1" office:value-type="string">
            <text:p>FINANCIERA VASCA, S.A., ENTIDAD DE FINANCIACION</text:p>
          </table:table-cell>
          <table:table-cell table:style-name="ce1" office:value-type="string">
            <text:p>BCOEESMM144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97</text:p>
          </table:table-cell>
          <table:table-cell table:style-name="ce1" office:value-type="string">
            <text:p>FILAUTO, ENTIDAD DE FINANCIACION, S.A.</text:p>
          </table:table-cell>
          <table:table-cell table:style-name="ce1" office:value-type="string">
            <text:p>BCOEESMM150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598</text:p>
          </table:table-cell>
          <table:table-cell table:style-name="ce1" office:value-type="string">
            <text:p>FINANCIAL SERVICE, SDAD. ANONIMA DE FINANCIACION</text:p>
          </table:table-cell>
          <table:table-cell table:style-name="ce1" office:value-type="string">
            <text:p>BCOEESMM159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00</text:p>
          </table:table-cell>
          <table:table-cell table:style-name="ce1" office:value-type="string">
            <text:p>SOCIEDAD ANONIMA LA PAZ, ENTIDAD DE FINANCIACION</text:p>
          </table:table-cell>
          <table:table-cell table:style-name="ce1" office:value-type="string">
            <text:p>BCOEESMM162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01</text:p>
          </table:table-cell>
          <table:table-cell table:style-name="ce1" office:value-type="string">
            <text:p>FINACO, S.A., ENTIDAD DE FINANCIACION</text:p>
          </table:table-cell>
          <table:table-cell table:style-name="ce1" office:value-type="string">
            <text:p>BCOEESMM166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02</text:p>
          </table:table-cell>
          <table:table-cell table:style-name="ce1" office:value-type="string">
            <text:p>FINANCIERA MERCANTIL DEL NORTE, S.A.F.</text:p>
          </table:table-cell>
          <table:table-cell table:style-name="ce1" office:value-type="string">
            <text:p>BCOEESMM174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03</text:p>
          </table:table-cell>
          <table:table-cell table:style-name="ce1" office:value-type="string">
            <text:p>PROMOCIONES MERCANTILES, S.A.F.</text:p>
          </table:table-cell>
          <table:table-cell table:style-name="ce1" office:value-type="string">
            <text:p>BCOEESMM177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04</text:p>
          </table:table-cell>
          <table:table-cell table:style-name="ce1" office:value-type="string">
            <text:p>ORGANIZACION MERCANTIL LOS ANGELES, S.A.</text:p>
          </table:table-cell>
          <table:table-cell table:style-name="ce1" office:value-type="string">
            <text:p>BCOEESMM187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05</text:p>
          </table:table-cell>
          <table:table-cell table:style-name="ce1" office:value-type="string">
            <text:p>CENTRAL DE SERVICIOS FINANCIEROS, S.A., E.F.</text:p>
          </table:table-cell>
          <table:table-cell table:style-name="ce1" office:value-type="string">
            <text:p>BCOEESMM190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06</text:p>
          </table:table-cell>
          <table:table-cell table:style-name="ce1" office:value-type="string">
            <text:p>FINANCIERA ARRIETA, S.A., ENTIDAD DE FINANCIACION</text:p>
          </table:table-cell>
          <table:table-cell table:style-name="ce1" office:value-type="string">
            <text:p>BCOEESMM191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07</text:p>
          </table:table-cell>
          <table:table-cell table:style-name="ce1" office:value-type="string">
            <text:p>FINANCIERA RUTH, S.A.</text:p>
          </table:table-cell>
          <table:table-cell table:style-name="ce1" office:value-type="string">
            <text:p>BCOE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08</text:p>
          </table:table-cell>
          <table:table-cell table:style-name="ce1" office:value-type="string">
            <text:p>FINANCIERA ENOL, S.A., ENTIDAD DE FINANCIACION</text:p>
          </table:table-cell>
          <table:table-cell table:style-name="ce1" office:value-type="string">
            <text:p>BDEP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09</text:p>
          </table:table-cell>
          <table:table-cell table:style-name="ce1" office:value-type="string">
            <text:p>FINCOLOR, S.A., ENTIDAD DE FINANCIACION</text:p>
          </table:table-cell>
          <table:table-cell table:style-name="ce1" office:value-type="string">
            <text:p>BEDF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15</text:p>
          </table:table-cell>
          <table:table-cell table:style-name="ce1" office:value-type="string">
            <text:p>CAJA CREDITOS CONDAL, S.A.</text:p>
          </table:table-cell>
          <table:table-cell table:style-name="ce1" office:value-type="string">
            <text:p>BEIV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10</text:p>
          </table:table-cell>
          <table:table-cell table:style-name="ce1" office:value-type="string">
            <text:p>IBERICA DE NEGOCIOS, S.A., ENTIDAD DE FINANCIACION</text:p>
          </table:table-cell>
          <table:table-cell table:style-name="ce1" office:value-type="string">
            <text:p>BESM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11</text:p>
          </table:table-cell>
          <table:table-cell table:style-name="ce1" office:value-type="string">
            <text:p>PROMOTORA COMERCIAL E INDUSTRIAL, S.A.</text:p>
          </table:table-cell>
          <table:table-cell table:style-name="ce1" office:value-type="string">
            <text:p>BFAS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14</text:p>
          </table:table-cell>
          <table:table-cell table:style-name="ce1" office:value-type="string">
            <text:p>FINANCIERA AUTOMOVILES MAQUINARIA INDUSTRIAL, S.A.</text:p>
          </table:table-cell>
          <table:table-cell table:style-name="ce1" office:value-type="string">
            <text:p>BFIVESBB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19</text:p>
          </table:table-cell>
          <table:table-cell table:style-name="ce1" office:value-type="string">
            <text:p>LISIN BROKERS, ENTIDAD DE FINANCIACION, S.A.</text:p>
          </table:table-cell>
          <table:table-cell table:style-name="ce1" office:value-type="string">
            <text:p>BILLESB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27</text:p>
          </table:table-cell>
          <table:table-cell table:style-name="ce1" office:value-type="string">
            <text:p>CEDAT, SOCIEDAD ANONIMA, ENTIDAD DE FINANCIACION</text:p>
          </table:table-cell>
          <table:table-cell table:style-name="ce1" office:value-type="string">
            <text:p>BIME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28</text:p>
          </table:table-cell>
          <table:table-cell table:style-name="ce1" office:value-type="string">
            <text:p>FINANCIERA DE CREDITOS INDUSTRIALES Y COMERCIALES</text:p>
          </table:table-cell>
          <table:table-cell table:style-name="ce1" office:value-type="string">
            <text:p>BKBK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29</text:p>
          </table:table-cell>
          <table:table-cell table:style-name="ce1" office:value-type="string">
            <text:p>CONTRATACION Y FINANCIACION BALEAR, S.A., E.F.</text:p>
          </table:table-cell>
          <table:table-cell table:style-name="ce1" office:value-type="string">
            <text:p>BKOAES22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32</text:p>
          </table:table-cell>
          <table:table-cell table:style-name="ce1" office:value-type="string">
            <text:p>SISARGA, S.A., ENTIDAD DE FINANCIACION</text:p>
          </table:table-cell>
          <table:table-cell table:style-name="ce1" office:value-type="string">
            <text:p>BKTR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41</text:p>
          </table:table-cell>
          <table:table-cell table:style-name="ce1" office:value-type="string">
            <text:p>FINANCIERA PELAYO, S.A., ENTIDAD DE FINANCIACION</text:p>
          </table:table-cell>
          <table:table-cell table:style-name="ce1" office:value-type="string">
            <text:p>BMARES2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53</text:p>
          </table:table-cell>
          <table:table-cell table:style-name="ce1" office:value-type="string">
            <text:p>DRIGSA DE FINANCIACION, S.A., E.F.</text:p>
          </table:table-cell>
          <table:table-cell table:style-name="ce1" office:value-type="string">
            <text:p>BMCE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54</text:p>
          </table:table-cell>
          <table:table-cell table:style-name="ce1" office:value-type="string">
            <text:p>CANTABRICA DE CREDITO Y FINANCIACION, S.A.F.</text:p>
          </table:table-cell>
          <table:table-cell table:style-name="ce1" office:value-type="string">
            <text:p>BMEU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55</text:p>
          </table:table-cell>
          <table:table-cell table:style-name="ce1" office:value-type="string">
            <text:p>FINANCIERA ESPUÑA, S.A.</text:p>
          </table:table-cell>
          <table:table-cell table:style-name="ce1" office:value-type="string">
            <text:p>BNAC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56</text:p>
          </table:table-cell>
          <table:table-cell table:style-name="ce1" office:value-type="string">
            <text:p>FINANCIERA DEL NORTE DE ESPAÑA, E.F., S.A.</text:p>
          </table:table-cell>
          <table:table-cell table:style-name="ce1" office:value-type="string">
            <text:p>BNLI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58</text:p>
          </table:table-cell>
          <table:table-cell table:style-name="ce1" office:value-type="string">
            <text:p>FINANCIERA FRAGATINA, S.A., E.F.</text:p>
          </table:table-cell>
          <table:table-cell table:style-name="ce1" office:value-type="string">
            <text:p>BNPA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59</text:p>
          </table:table-cell>
          <table:table-cell table:style-name="ce1" office:value-type="string">
            <text:p>UNION FINANCIERA DE COLABORADORES EMPRESARIALES</text:p>
          </table:table-cell>
          <table:table-cell table:style-name="ce1" office:value-type="string">
            <text:p>BNPAESMS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60</text:p>
          </table:table-cell>
          <table:table-cell table:style-name="ce1" office:value-type="string">
            <text:p>ORGANIZACION FINANCIERA CASTELLANA, S.A.</text:p>
          </table:table-cell>
          <table:table-cell table:style-name="ce1" office:value-type="string">
            <text:p>BOCAES2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61</text:p>
          </table:table-cell>
          <table:table-cell table:style-name="ce1" office:value-type="string">
            <text:p>CREDITO COMERCIAL ESPAÑOL, S.A.</text:p>
          </table:table-cell>
          <table:table-cell table:style-name="ce1" office:value-type="string">
            <text:p>BOFAES2X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662</text:p>
          </table:table-cell>
          <table:table-cell table:style-name="ce1" office:value-type="string">
            <text:p>FINANCIERA GIRONA, S.A., ENTIDAD DE FINANCIACION</text:p>
          </table:table-cell>
          <table:table-cell table:style-name="ce1" office:value-type="string">
            <text:p>BOTKESMX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15</text:p>
          </table:table-cell>
          <table:table-cell table:style-name="ce1" office:value-type="string">
            <text:p>COMPAÑIA ESPAÑOLA DE FINANCIACION, S.A. (CEFISA)</text:p>
          </table:table-cell>
          <table:table-cell table:style-name="ce1" office:value-type="string">
            <text:p>BPIP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16</text:p>
          </table:table-cell>
          <table:table-cell table:style-name="ce1" office:value-type="string">
            <text:p>SOCIEDAD ANONIMA ESPAÑOLA DE CREDITO, E.F. (SAEC)</text:p>
          </table:table-cell>
          <table:table-cell table:style-name="ce1" office:value-type="string">
            <text:p>BPLC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17</text:p>
          </table:table-cell>
          <table:table-cell table:style-name="ce1" office:value-type="string">
            <text:p>CORPORACION FINANCIERA, S.A., E.F.</text:p>
          </table:table-cell>
          <table:table-cell table:style-name="ce1" office:value-type="string">
            <text:p>BRAS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18</text:p>
          </table:table-cell>
          <table:table-cell table:style-name="ce1" office:value-type="string">
            <text:p>FINANCIERA PEGASO, S.A., ENTIDAD DE FINANCIACION</text:p>
          </table:table-cell>
          <table:table-cell table:style-name="ce1" office:value-type="string">
            <text:p>BSABESBB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4711</text:p>
          </table:table-cell>
          <table:table-cell table:style-name="ce1" office:value-type="string">
            <text:p>TECNILEASING, S.A.</text:p>
          </table:table-cell>
          <table:table-cell table:style-name="ce1" office:value-type="string">
            <text:p>BSCH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19</text:p>
          </table:table-cell>
          <table:table-cell table:style-name="ce1" office:value-type="string">
            <text:p>FINANCIERA DE CADIZ, S.A.F.</text:p>
          </table:table-cell>
          <table:table-cell table:style-name="ce1" office:value-type="string">
            <text:p>BSSAESB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20</text:p>
          </table:table-cell>
          <table:table-cell table:style-name="ce1" office:value-type="string">
            <text:p>FINANCIERA DE DESCUENTO Y CREDITO, S.A.</text:p>
          </table:table-cell>
          <table:table-cell table:style-name="ce1" office:value-type="string">
            <text:p>BSUD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60</text:p>
          </table:table-cell>
          <table:table-cell table:style-name="ce1" office:value-type="string">
            <text:p>SOCIEDAD ANONIMA DE FINANCIACION INVERSKAL</text:p>
          </table:table-cell>
          <table:table-cell table:style-name="ce1" office:value-type="string">
            <text:p>BSUI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61</text:p>
          </table:table-cell>
          <table:table-cell table:style-name="ce1" office:value-type="string">
            <text:p>ENTIDAD DE FINANCIACION CREDITO SALAMANCA, S.A.</text:p>
          </table:table-cell>
          <table:table-cell table:style-name="ce1" office:value-type="string">
            <text:p>BVAD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62</text:p>
          </table:table-cell>
          <table:table-cell table:style-name="ce1" office:value-type="string">
            <text:p>CORPORACION FINANCIERA ARIEL, E.F., S.A.</text:p>
          </table:table-cell>
          <table:table-cell table:style-name="ce1" office:value-type="string">
            <text:p>BVAL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63</text:p>
          </table:table-cell>
          <table:table-cell table:style-name="ce1" office:value-type="string">
            <text:p>CANVER, COMPAÑIA DE FINANCIACION, S.A.</text:p>
          </table:table-cell>
          <table:table-cell table:style-name="ce1" office:value-type="string">
            <text:p>CAGLESMMVIG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64</text:p>
          </table:table-cell>
          <table:table-cell table:style-name="ce1" office:value-type="string">
            <text:p>PROGRESO DE FINANCIACIONES, S.A., SDAD. FIN.</text:p>
          </table:table-cell>
          <table:table-cell table:style-name="ce1" office:value-type="string">
            <text:p>CAHM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65</text:p>
          </table:table-cell>
          <table:table-cell table:style-name="ce1" office:value-type="string">
            <text:p>FINANCIERA MERCURIO, ENTIDAD DE FINANCIACION, S.A.</text:p>
          </table:table-cell>
          <table:table-cell table:style-name="ce1" office:value-type="string">
            <text:p>CAIXESBB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66</text:p>
          </table:table-cell>
          <table:table-cell table:style-name="ce1" office:value-type="string">
            <text:p>FINANCIERA CUZCO, S.A., ENTIDAD DE FINANCIACION</text:p>
          </table:table-cell>
          <table:table-cell table:style-name="ce1" office:value-type="string">
            <text:p>CASDESBB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67</text:p>
          </table:table-cell>
          <table:table-cell table:style-name="ce1" office:value-type="string">
            <text:p>FINANCIERA MADRID, S.A., E.F.</text:p>
          </table:table-cell>
          <table:table-cell table:style-name="ce1" office:value-type="string">
            <text:p>CAZRES2Z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70</text:p>
          </table:table-cell>
          <table:table-cell table:style-name="ce1" office:value-type="string">
            <text:p>ENTIDAD DE FINANCIACION EFINEN, S.A.</text:p>
          </table:table-cell>
          <table:table-cell table:style-name="ce1" office:value-type="string">
            <text:p>CCCV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71</text:p>
          </table:table-cell>
          <table:table-cell table:style-name="ce1" office:value-type="string">
            <text:p>PROASER, ENTIDAD DE FINANCIACION, S.A.</text:p>
          </table:table-cell>
          <table:table-cell table:style-name="ce1" office:value-type="string">
            <text:p>CCOC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72</text:p>
          </table:table-cell>
          <table:table-cell table:style-name="ce1" office:value-type="string">
            <text:p>ENTIDAD DE FINANCIACION E INVERSIONES DE MADRID</text:p>
          </table:table-cell>
          <table:table-cell table:style-name="ce1" office:value-type="string">
            <text:p>CCOC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79</text:p>
          </table:table-cell>
          <table:table-cell table:style-name="ce1" office:value-type="string">
            <text:p>COMPAÑIA DE FINANCIACION MYRIAM, S.A.</text:p>
          </table:table-cell>
          <table:table-cell table:style-name="ce1" office:value-type="string">
            <text:p>CCRIES2A029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82</text:p>
          </table:table-cell>
          <table:table-cell table:style-name="ce1" office:value-type="string">
            <text:p>FINANCIACION Y CREDITOS VALENCIA, S.A., C.F.</text:p>
          </table:table-cell>
          <table:table-cell table:style-name="ce1" office:value-type="string">
            <text:p>CCRIES2A045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83</text:p>
          </table:table-cell>
          <table:table-cell table:style-name="ce1" office:value-type="string">
            <text:p>CONAFIN, SOCIEDAD ANONIMA DE FINANCIACION</text:p>
          </table:table-cell>
          <table:table-cell table:style-name="ce1" office:value-type="string">
            <text:p>CCRIES2A095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84</text:p>
          </table:table-cell>
          <table:table-cell table:style-name="ce1" office:value-type="string">
            <text:p>FIMESTIC, S.A., ENTIDAD DE FINANCIACION</text:p>
          </table:table-cell>
          <table:table-cell table:style-name="ce1" office:value-type="string">
            <text:p>CCRIES2A105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85</text:p>
          </table:table-cell>
          <table:table-cell table:style-name="ce1" office:value-type="string">
            <text:p>FINANCIERA SCANIA, ENTIDAD DE FINANCIACION, S.A.E.</text:p>
          </table:table-cell>
          <table:table-cell table:style-name="ce1" office:value-type="string">
            <text:p>CCRIES2A112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86</text:p>
          </table:table-cell>
          <table:table-cell table:style-name="ce1" office:value-type="string">
            <text:p>COMPAÑIA DE FINANCIACION FICA, S.A.</text:p>
          </table:table-cell>
          <table:table-cell table:style-name="ce1" office:value-type="string">
            <text:p>CCRIES2A118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87</text:p>
          </table:table-cell>
          <table:table-cell table:style-name="ce1" office:value-type="string">
            <text:p>IBERCREDITO, ENTIDAD DE FINANCIACION, S.A.</text:p>
          </table:table-cell>
          <table:table-cell table:style-name="ce1" office:value-type="string">
            <text:p>CCRIES2A119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90</text:p>
          </table:table-cell>
          <table:table-cell table:style-name="ce1" office:value-type="string">
            <text:p>MARCH FINANCIACIONES, S.A., SDAD. DE FINANCIACION</text:p>
          </table:table-cell>
          <table:table-cell table:style-name="ce1" office:value-type="string">
            <text:p>CCRIES2A121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792</text:p>
          </table:table-cell>
          <table:table-cell table:style-name="ce1" office:value-type="string">
            <text:p>COFIBER FINANCIERA, ENTIDAD DE FINANCIACION, S.A.</text:p>
          </table:table-cell>
          <table:table-cell table:style-name="ce1" office:value-type="string">
            <text:p>CCRIES2A123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800</text:p>
          </table:table-cell>
          <table:table-cell table:style-name="ce1" office:value-type="string">
            <text:p>AROFINANCE, ENTIDAD DE FINANCIACION, S.A.</text:p>
          </table:table-cell>
          <table:table-cell table:style-name="ce1" office:value-type="string">
            <text:p>CCRIES2A135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27</text:p>
          </table:table-cell>
          <table:table-cell table:style-name="ce1" office:value-type="string">
            <text:p>KAUPTHING BANK HF, (EN CONCURSO) S.E.</text:p>
          </table:table-cell>
          <table:table-cell table:style-name="ce1" office:value-type="string">
            <text:p>CCRIES2A137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28</text:p>
          </table:table-cell>
          <table:table-cell table:style-name="ce1" office:value-type="string">
            <text:p>JCB FINANCE, S.A.S., S. E.</text:p>
          </table:table-cell>
          <table:table-cell table:style-name="ce1" office:value-type="string">
            <text:p>CCRIES2A152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29</text:p>
          </table:table-cell>
          <table:table-cell table:style-name="ce1" office:value-type="string">
            <text:p>MCE BANK GMBH, S.E.</text:p>
          </table:table-cell>
          <table:table-cell table:style-name="ce1" office:value-type="string">
            <text:p>CCRIES2A157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30</text:p>
          </table:table-cell>
          <table:table-cell table:style-name="ce1" office:value-type="string">
            <text:p>SOFINLOC INSTITUIÇAO FINANCEIRA DE CTO., S.A.,S.E.</text:p>
          </table:table-cell>
          <table:table-cell table:style-name="ce1" office:value-type="string">
            <text:p>CCRIES2A160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31</text:p>
          </table:table-cell>
          <table:table-cell table:style-name="ce1" office:value-type="string">
            <text:p>CREDIT SUISSE INTERNATIONAL,S.E.</text:p>
          </table:table-cell>
          <table:table-cell table:style-name="ce1" office:value-type="string">
            <text:p>CCRIES2A165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32</text:p>
          </table:table-cell>
          <table:table-cell table:style-name="ce1" office:value-type="string">
            <text:p>BNP PARIBAS FACTOR, S.A. S.E.</text:p>
          </table:table-cell>
          <table:table-cell table:style-name="ce1" office:value-type="string">
            <text:p>CCRIES2A179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33</text:p>
          </table:table-cell>
          <table:table-cell table:style-name="ce1" office:value-type="string">
            <text:p>BMW BANK GMBH, SUCURSAL EN ESPAÑA</text:p>
          </table:table-cell>
          <table:table-cell table:style-name="ce1" office:value-type="string">
            <text:p>CCRIES2A186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34</text:p>
          </table:table-cell>
          <table:table-cell table:style-name="ce1" office:value-type="string">
            <text:p>KBL EUROPEAN PRIVATE BANKERS, S.A. S.E.</text:p>
          </table:table-cell>
          <table:table-cell table:style-name="ce1" office:value-type="string">
            <text:p>CCRIES2A188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35</text:p>
          </table:table-cell>
          <table:table-cell table:style-name="ce1" office:value-type="string">
            <text:p>AKF BANK GMBH &amp; CO KG, S.E.</text:p>
          </table:table-cell>
          <table:table-cell table:style-name="ce1" office:value-type="string">
            <text:p>CCRIES2A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36</text:p>
          </table:table-cell>
          <table:table-cell table:style-name="ce1" office:value-type="string">
            <text:p>OREY FINANCIAL-INSTITUIÇAO FINANC. CTO. S.A. S.E.</text:p>
          </table:table-cell>
          <table:table-cell table:style-name="ce1" office:value-type="string">
            <text:p>CCSE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37</text:p>
          </table:table-cell>
          <table:table-cell table:style-name="ce1" office:value-type="string">
            <text:p>LLOYDS TSB BANK PLC, S.E.</text:p>
          </table:table-cell>
          <table:table-cell table:style-name="ce1" office:value-type="string">
            <text:p>CDENESBB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38</text:p>
          </table:table-cell>
          <table:table-cell table:style-name="ce1" office:value-type="string">
            <text:p>INDUSTRIAL &amp; COMMERCIAL BANK OF CHINA(EUROPE)SA,SE</text:p>
          </table:table-cell>
          <table:table-cell table:style-name="ce1" office:value-type="string">
            <text:p>CECAESMM010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40</text:p>
          </table:table-cell>
          <table:table-cell table:style-name="ce1" office:value-type="string">
            <text:p>WALSER PRIVATBANK AG, S.E.</text:p>
          </table:table-cell>
          <table:table-cell table:style-name="ce1" office:value-type="string">
            <text:p>CECAESMM017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41</text:p>
          </table:table-cell>
          <table:table-cell table:style-name="ce1" office:value-type="string">
            <text:p>ATTIJARIWAFA BANK EUROPE, S.E.</text:p>
          </table:table-cell>
          <table:table-cell table:style-name="ce1" office:value-type="string">
            <text:p>CECAESMM018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42</text:p>
          </table:table-cell>
          <table:table-cell table:style-name="ce1" office:value-type="string">
            <text:p>J.P. MORGAN SECURITIES PLC, S.E.</text:p>
          </table:table-cell>
          <table:table-cell table:style-name="ce1" office:value-type="string">
            <text:p>CECAESMM031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43</text:p>
          </table:table-cell>
          <table:table-cell table:style-name="ce1" office:value-type="string">
            <text:p>COFIDIS, S.A. SUCURSAL EN ESPAÑA</text:p>
          </table:table-cell>
          <table:table-cell table:style-name="ce1" office:value-type="string">
            <text:p>CECAESMM043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45</text:p>
          </table:table-cell>
          <table:table-cell table:style-name="ce1" office:value-type="string">
            <text:p>CREDIT AGRICOLE LUXEMBOURG, S.E.</text:p>
          </table:table-cell>
          <table:table-cell table:style-name="ce1" office:value-type="string">
            <text:p>CECAESMM045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546</text:p>
          </table:table-cell>
          <table:table-cell table:style-name="ce1" office:value-type="string">
            <text:p>CNH CAPITAL EUROPE, S.A.S., S.E.</text:p>
          </table:table-cell>
          <table:table-cell table:style-name="ce1" office:value-type="string">
            <text:p>CECAESMM048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151</text:p>
          </table:table-cell>
          <table:table-cell table:style-name="ce1" office:value-type="string">
            <text:p>JPMORGAN CHASE BANK NATIONAL ASSOCIATION, S.E.</text:p>
          </table:table-cell>
          <table:table-cell table:style-name="ce1" office:value-type="string">
            <text:p>CECAESMM051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155</text:p>
          </table:table-cell>
          <table:table-cell table:style-name="ce1" office:value-type="string">
            <text:p>BANCO DO BRASIL, S.A., S.E.</text:p>
          </table:table-cell>
          <table:table-cell table:style-name="ce1" office:value-type="string">
            <text:p>CECAESMM052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161</text:p>
          </table:table-cell>
          <table:table-cell table:style-name="ce1" office:value-type="string">
            <text:p>DEUTSCHE BANK TRUST COMPANY AMERICAS, S.E.</text:p>
          </table:table-cell>
          <table:table-cell table:style-name="ce1" office:value-type="string">
            <text:p>CECAESMM056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164</text:p>
          </table:table-cell>
          <table:table-cell table:style-name="ce1" office:value-type="string">
            <text:p>BANCO STANDARD CHARTERED S.E.</text:p>
          </table:table-cell>
          <table:table-cell table:style-name="ce1" office:value-type="string">
            <text:p>CECAESMM066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170</text:p>
          </table:table-cell>
          <table:table-cell table:style-name="ce1" office:value-type="string">
            <text:p>BANCO REAL, S.A., S.E.</text:p>
          </table:table-cell>
          <table:table-cell table:style-name="ce1" office:value-type="string">
            <text:p>CECAESMM081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171</text:p>
          </table:table-cell>
          <table:table-cell table:style-name="ce1" office:value-type="string">
            <text:p>THE SUMITOMO BANK, S.E.</text:p>
          </table:table-cell>
          <table:table-cell table:style-name="ce1" office:value-type="string">
            <text:p>CECAESMM086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176</text:p>
          </table:table-cell>
          <table:table-cell table:style-name="ce1" office:value-type="string">
            <text:p>THE BANK OF TOKYO-MITSUBISHI LTD., SUC. ESPAÑA</text:p>
          </table:table-cell>
          <table:table-cell table:style-name="ce1" office:value-type="string">
            <text:p>CECAESMM099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178</text:p>
          </table:table-cell>
          <table:table-cell table:style-name="ce1" office:value-type="string">
            <text:p>ROYAL BANK OF CANADA, SUCURSAL EN ESPAÑA</text:p>
          </table:table-cell>
          <table:table-cell table:style-name="ce1" office:value-type="string">
            <text:p>CECAESMM105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199</text:p>
          </table:table-cell>
          <table:table-cell table:style-name="ce1" office:value-type="string">
            <text:p>CREDIT SUISSE FIRST BOSTON, S.E.</text:p>
          </table:table-cell>
          <table:table-cell table:style-name="ce1" office:value-type="string">
            <text:p>CECA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206</text:p>
          </table:table-cell>
          <table:table-cell table:style-name="ce1" office:value-type="string">
            <text:p>THE DAI-ICHI KANGYO BANK LIMITED, S.E.</text:p>
          </table:table-cell>
          <table:table-cell table:style-name="ce1" office:value-type="string">
            <text:p>CESCESBB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207</text:p>
          </table:table-cell>
          <table:table-cell table:style-name="ce1" office:value-type="string">
            <text:p>THE TOKAI BANK LIMITED, S.E.</text:p>
          </table:table-cell>
          <table:table-cell table:style-name="ce1" office:value-type="string">
            <text:p>CGDI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214</text:p>
          </table:table-cell>
          <table:table-cell table:style-name="ce1" office:value-type="string">
            <text:p>ARAB BANK, PLC, S.E.</text:p>
          </table:table-cell>
          <table:table-cell table:style-name="ce1" office:value-type="string">
            <text:p>CGGKES22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452</text:p>
          </table:table-cell>
          <table:table-cell table:style-name="ce1" office:value-type="string">
            <text:p>UBS, A.G. S.E.</text:p>
          </table:table-cell>
          <table:table-cell table:style-name="ce1" office:value-type="string">
            <text:p>CHASESM3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1460</text:p>
          </table:table-cell>
          <table:table-cell table:style-name="ce1" office:value-type="string">
            <text:p>CREDIT SUISSE AG, S.E.</text:p>
          </table:table-cell>
          <table:table-cell table:style-name="ce1" office:value-type="string">
            <text:p>CITIES2X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6847</text:p>
          </table:table-cell>
          <table:table-cell table:style-name="ce1" office:value-type="string">
            <text:p>MONDIAL BONY SERVICE, S.R.L., SUCURSAL EN ESPAÑA</text:p>
          </table:table-cell>
          <table:table-cell table:style-name="ce1" office:value-type="string">
            <text:p>CITIESMX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6855</text:p>
          </table:table-cell>
          <table:table-cell table:style-name="ce1" office:value-type="string">
            <text:p>FOX TRANSFERS INSTITUIÇAO DE PAGAMENTO, LDA., S.E.</text:p>
          </table:table-cell>
          <table:table-cell table:style-name="ce1" office:value-type="string">
            <text:p>CLPEES2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02</text:p>
          </table:table-cell>
          <table:table-cell table:style-name="ce1" office:value-type="string">
            <text:p>BANCO AGRICOLA DE ARAGON, S.A.</text:p>
          </table:table-cell>
          <table:table-cell table:style-name="ce1" office:value-type="string">
            <text:p>COBAESMX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12</text:p>
          </table:table-cell>
          <table:table-cell table:style-name="ce1" office:value-type="string">
            <text:p>BANCO DE CANARIAS, S.A.</text:p>
          </table:table-cell>
          <table:table-cell table:style-name="ce1" office:value-type="string">
            <text:p>COURESB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22</text:p>
          </table:table-cell>
          <table:table-cell table:style-name="ce1" office:value-type="string">
            <text:p>BANCO CONTINENTAL, S.A.</text:p>
          </table:table-cell>
          <table:table-cell table:style-name="ce1" office:value-type="string">
            <text:p>CRCGESB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25</text:p>
          </table:table-cell>
          <table:table-cell table:style-name="ce1" office:value-type="string">
            <text:p>CREDITO Y DOCKS DE BARCELONA</text:p>
          </table:table-cell>
          <table:table-cell table:style-name="ce1" office:value-type="string">
            <text:p>CRES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26</text:p>
          </table:table-cell>
          <table:table-cell table:style-name="ce1" office:value-type="string">
            <text:p>BANCO DE CREDITO E INVERSIONES, S.A.</text:p>
          </table:table-cell>
          <table:table-cell table:style-name="ce1" office:value-type="string">
            <text:p>CRGE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28</text:p>
          </table:table-cell>
          <table:table-cell table:style-name="ce1" office:value-type="string">
            <text:p>BANCO DE ELDA, S.A.</text:p>
          </table:table-cell>
          <table:table-cell table:style-name="ce1" office:value-type="string">
            <text:p>CSFA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32</text:p>
          </table:table-cell>
          <table:table-cell table:style-name="ce1" office:value-type="string">
            <text:p>BANCO DE EXPANSION COMERCIAL, S.A.</text:p>
          </table:table-cell>
          <table:table-cell table:style-name="ce1" office:value-type="string">
            <text:p>CSPAES2L108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33</text:p>
          </table:table-cell>
          <table:table-cell table:style-name="ce1" office:value-type="string">
            <text:p>BANCO COMERCIAL DE MENORCA, S.A.</text:p>
          </table:table-cell>
          <table:table-cell table:style-name="ce1" office:value-type="string">
            <text:p>CSPAES2L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86</text:p>
          </table:table-cell>
          <table:table-cell table:style-name="ce1" office:value-type="string">
            <text:p>FIDECRE, S.A.</text:p>
          </table:table-cell>
          <table:table-cell table:style-name="ce1" office:value-type="string">
            <text:p>CSSOES2S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34</text:p>
          </table:table-cell>
          <table:table-cell table:style-name="ce1" office:value-type="string">
            <text:p>BANCO DE FOMENTO DE GERONA, S.A.</text:p>
          </table:table-cell>
          <table:table-cell table:style-name="ce1" office:value-type="string">
            <text:p>CSURES2C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37</text:p>
          </table:table-cell>
          <table:table-cell table:style-name="ce1" office:value-type="string">
            <text:p>BANCO GARRIGA NOGUES, S.A.</text:p>
          </table:table-cell>
          <table:table-cell table:style-name="ce1" office:value-type="string">
            <text:p>CVRVES2B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47</text:p>
          </table:table-cell>
          <table:table-cell table:style-name="ce1" office:value-type="string">
            <text:p>HIJOS DE SATURNINO ULARGUI, S.R.C.</text:p>
          </table:table-cell>
          <table:table-cell table:style-name="ce1" office:value-type="string">
            <text:p>CXAVESB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54</text:p>
          </table:table-cell>
          <table:table-cell table:style-name="ce1" office:value-type="string">
            <text:p>BANCO DE IRUN</text:p>
          </table:table-cell>
          <table:table-cell table:style-name="ce1" office:value-type="string">
            <text:p>DECR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55</text:p>
          </table:table-cell>
          <table:table-cell table:style-name="ce1" office:value-type="string">
            <text:p>BANCO JAUDENES BARCENA, S.A.</text:p>
          </table:table-cell>
          <table:table-cell table:style-name="ce1" office:value-type="string">
            <text:p>DEUTESBB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60</text:p>
          </table:table-cell>
          <table:table-cell table:style-name="ce1" office:value-type="string">
            <text:p>BANCO DE MALAGA, S.A.</text:p>
          </table:table-cell>
          <table:table-cell table:style-name="ce1" office:value-type="string">
            <text:p>DEUT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64</text:p>
          </table:table-cell>
          <table:table-cell table:style-name="ce1" office:value-type="string">
            <text:p>BANCO DE MATARO, S.A.</text:p>
          </table:table-cell>
          <table:table-cell table:style-name="ce1" office:value-type="string">
            <text:p>DPBB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70</text:p>
          </table:table-cell>
          <table:table-cell table:style-name="ce1" office:value-type="string">
            <text:p>BANCA NOGUEIRA, S.A.</text:p>
          </table:table-cell>
          <table:table-cell table:style-name="ce1" office:value-type="string">
            <text:p>DSBL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71</text:p>
          </table:table-cell>
          <table:table-cell table:style-name="ce1" office:value-type="string">
            <text:p>BANCO MERCANTIL DE MANRESA, S.A.</text:p>
          </table:table-cell>
          <table:table-cell table:style-name="ce1" office:value-type="string">
            <text:p>EFGB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90</text:p>
          </table:table-cell>
          <table:table-cell table:style-name="ce1" office:value-type="string">
            <text:p>BANCO DE TOLOSA</text:p>
          </table:table-cell>
          <table:table-cell table:style-name="ce1" office:value-type="string">
            <text:p>EHYPESMX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117</text:p>
          </table:table-cell>
          <table:table-cell table:style-name="ce1" office:value-type="string">
            <text:p>BANCO DE NAVARRA, S.A.</text:p>
          </table:table-cell>
          <table:table-cell table:style-name="ce1" office:value-type="string">
            <text:p>ESBF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120</text:p>
          </table:table-cell>
          <table:table-cell table:style-name="ce1" office:value-type="string">
            <text:p>BANCO DE LUGO, S.A.</text:p>
          </table:table-cell>
          <table:table-cell table:style-name="ce1" office:value-type="string">
            <text:p>ESPC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126</text:p>
          </table:table-cell>
          <table:table-cell table:style-name="ce1" office:value-type="string">
            <text:p>BANCO DE BURGOS, S.A.</text:p>
          </table:table-cell>
          <table:table-cell table:style-name="ce1" office:value-type="string">
            <text:p>ESSI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134</text:p>
          </table:table-cell>
          <table:table-cell table:style-name="ce1" office:value-type="string">
            <text:p>NUEVO BANCO, S.A.</text:p>
          </table:table-cell>
          <table:table-cell table:style-name="ce1" office:value-type="string">
            <text:p>ETCHES2G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140</text:p>
          </table:table-cell>
          <table:table-cell table:style-name="ce1" office:value-type="string">
            <text:p>BANCO DEL PAIS, S.A.</text:p>
          </table:table-cell>
          <table:table-cell table:style-name="ce1" office:value-type="string">
            <text:p>FCEF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05</text:p>
          </table:table-cell>
          <table:table-cell table:style-name="ce1" office:value-type="string">
            <text:p>BANCO DE ARAGON</text:p>
          </table:table-cell>
          <table:table-cell table:style-name="ce1" office:value-type="string">
            <text:p>FIEI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18</text:p>
          </table:table-cell>
          <table:table-cell table:style-name="ce1" office:value-type="string">
            <text:p>BANCO COCA, S.A.</text:p>
          </table:table-cell>
          <table:table-cell table:style-name="ce1" office:value-type="string">
            <text:p>FIOF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51</text:p>
          </table:table-cell>
          <table:table-cell table:style-name="ce1" office:value-type="string">
            <text:p>BANCO IBERICO, S.A.</text:p>
          </table:table-cell>
          <table:table-cell table:style-name="ce1" office:value-type="string">
            <text:p>FRAN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66</text:p>
          </table:table-cell>
          <table:table-cell table:style-name="ce1" office:value-type="string">
            <text:p>BANCO MERCANTIL E INDUSTRIAL</text:p>
          </table:table-cell>
          <table:table-cell table:style-name="ce1" office:value-type="string">
            <text:p>GALEES2G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80</text:p>
          </table:table-cell>
          <table:table-cell table:style-name="ce1" office:value-type="string">
            <text:p>BANCO RURAL Y MEDITERRANEO, S.A.</text:p>
          </table:table-cell>
          <table:table-cell table:style-name="ce1" office:value-type="string">
            <text:p>GBMN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92</text:p>
          </table:table-cell>
          <table:table-cell table:style-name="ce1" office:value-type="string">
            <text:p>BANCO URQUIJO, S.A.</text:p>
          </table:table-cell>
          <table:table-cell table:style-name="ce1" office:value-type="string">
            <text:p>GEBA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110</text:p>
          </table:table-cell>
          <table:table-cell table:style-name="ce1" office:value-type="string">
            <text:p>BANCO INDUSTRIAL DE LEON, S.A.</text:p>
          </table:table-cell>
          <table:table-cell table:style-name="ce1" office:value-type="string">
            <text:p>GEECESB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139</text:p>
          </table:table-cell>
          <table:table-cell table:style-name="ce1" office:value-type="string">
            <text:p>BANCO DE LOS PIRINEOS, S.A.</text:p>
          </table:table-cell>
          <table:table-cell table:style-name="ce1" office:value-type="string">
            <text:p>HANDES2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07</text:p>
          </table:table-cell>
          <table:table-cell table:style-name="ce1" office:value-type="string">
            <text:p>BANCO ASTURIANO DE <text:s/>INDUSTRIA Y COMERCIO</text:p>
          </table:table-cell>
          <table:table-cell table:style-name="ce1" office:value-type="string">
            <text:p>HELA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23</text:p>
          </table:table-cell>
          <table:table-cell table:style-name="ce1" office:value-type="string">
            <text:p>BANCO DE LA CORUÑA, S.A.</text:p>
          </table:table-cell>
          <table:table-cell table:style-name="ce1" office:value-type="string">
            <text:p>HLFX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27</text:p>
          </table:table-cell>
          <table:table-cell table:style-name="ce1" office:value-type="string">
            <text:p>CREDITO NAVARRO</text:p>
          </table:table-cell>
          <table:table-cell table:style-name="ce1" office:value-type="string">
            <text:p>HYVE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39</text:p>
          </table:table-cell>
          <table:table-cell table:style-name="ce1" office:value-type="string">
            <text:p>BANCO DE GIJON</text:p>
          </table:table-cell>
          <table:table-cell table:style-name="ce1" office:value-type="string">
            <text:p>ICBK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52</text:p>
          </table:table-cell>
          <table:table-cell table:style-name="ce1" office:value-type="string">
            <text:p>BANCA INDUSTRIAL DE BARCELONA, S.A.</text:p>
          </table:table-cell>
          <table:table-cell table:style-name="ce1" office:value-type="string">
            <text:p>ICRO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84</text:p>
          </table:table-cell>
          <table:table-cell table:style-name="ce1" office:value-type="string">
            <text:p>BANCO DE SAN SEBASTIAN, S.A.</text:p>
          </table:table-cell>
          <table:table-cell table:style-name="ce1" office:value-type="string">
            <text:p>IHZUES2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0098</text:p>
          </table:table-cell>
          <table:table-cell table:style-name="ce1" office:value-type="string">
            <text:p>BANCA VILELLA, S.A.</text:p>
          </table:table-cell>
          <table:table-cell table:style-name="ce1" office:value-type="string">
            <text:p>IKBD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011</text:p>
          </table:table-cell>
          <table:table-cell table:style-name="ce1" office:value-type="string">
            <text:p>CAJA RURAL PROVINCIAL DE CACERES</text:p>
          </table:table-cell>
          <table:table-cell table:style-name="ce1" office:value-type="string">
            <text:p>INAL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013</text:p>
          </table:table-cell>
          <table:table-cell table:style-name="ce1" office:value-type="string">
            <text:p>CAJA RURAL PROVINCIAL DE AVILA, EN LIQUIDACION</text:p>
          </table:table-cell>
          <table:table-cell table:style-name="ce1" office:value-type="string">
            <text:p>INBB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014</text:p>
          </table:table-cell>
          <table:table-cell table:style-name="ce1" office:value-type="string">
            <text:p>CAJA RURAL PROVINCIAL DE GERONA, S.COOP.CTO.LTDA.</text:p>
          </table:table-cell>
          <table:table-cell table:style-name="ce1" office:value-type="string">
            <text:p>INGD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071</text:p>
          </table:table-cell>
          <table:table-cell table:style-name="ce1" office:value-type="string">
            <text:p>CAJA RURAL PROVINCIAL DE MADRID, S.COOP.CTO.LTDA.</text:p>
          </table:table-cell>
          <table:table-cell table:style-name="ce1" office:value-type="string">
            <text:p>INVL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073</text:p>
          </table:table-cell>
          <table:table-cell table:style-name="ce1" office:value-type="string">
            <text:p>CAJA RURAL PROVINCIAL DE MURCIA, S.COOP.CTO.LTDA.</text:p>
          </table:table-cell>
          <table:table-cell table:style-name="ce1" office:value-type="string">
            <text:p>IRVT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074</text:p>
          </table:table-cell>
          <table:table-cell table:style-name="ce1" office:value-type="string">
            <text:p>CAJA RURAL PROVINCIAL DE ORENSE, S.COOP.CTO.LTDA.</text:p>
          </table:table-cell>
          <table:table-cell table:style-name="ce1" office:value-type="string">
            <text:p>IXIU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077</text:p>
          </table:table-cell>
          <table:table-cell table:style-name="ce1" office:value-type="string">
            <text:p>CAJA RURAL DE CANTABRIA, EN LIQUIDACION</text:p>
          </table:table-cell>
          <table:table-cell table:style-name="ce1" office:value-type="string">
            <text:p>KBLX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088</text:p>
          </table:table-cell>
          <table:table-cell table:style-name="ce1" office:value-type="string">
            <text:p>CAJA RURAL PROVINCIAL DE ALAVA, S.COOP.CTO.LTDA</text:p>
          </table:table-cell>
          <table:table-cell table:style-name="ce1" office:value-type="string">
            <text:p>LLIS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004</text:p>
          </table:table-cell>
          <table:table-cell table:style-name="ce1" office:value-type="string">
            <text:p>CAJA RURAL DEL MEDITERRANEO, S. COOP. CTO. LTDA.</text:p>
          </table:table-cell>
          <table:table-cell table:style-name="ce1" office:value-type="string">
            <text:p>LOFPESB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006</text:p>
          </table:table-cell>
          <table:table-cell table:style-name="ce1" office:value-type="string">
            <text:p>CAJA RURAL PROVINCIAL DE PONTEVEDRA, S.C.C.L.</text:p>
          </table:table-cell>
          <table:table-cell table:style-name="ce1" office:value-type="string">
            <text:p>LOYD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012</text:p>
          </table:table-cell>
          <table:table-cell table:style-name="ce1" office:value-type="string">
            <text:p>CAJA RURAL PROVINCIAL DE CADIZ, EN LIQUIDACION</text:p>
          </table:table-cell>
          <table:table-cell table:style-name="ce1" office:value-type="string">
            <text:p>LOYI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086</text:p>
          </table:table-cell>
          <table:table-cell table:style-name="ce1" office:value-type="string">
            <text:p>CAJA RURAL PROVINCIAL DE PALENCIA, S.C.C.L.</text:p>
          </table:table-cell>
          <table:table-cell table:style-name="ce1" office:value-type="string">
            <text:p>MADR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087</text:p>
          </table:table-cell>
          <table:table-cell table:style-name="ce1" office:value-type="string">
            <text:p>COOPERATIVA DE CREDITO, CAJA RURAL 'SAN MATEO'</text:p>
          </table:table-cell>
          <table:table-cell table:style-name="ce1" office:value-type="string">
            <text:p>MIDL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091</text:p>
          </table:table-cell>
          <table:table-cell table:style-name="ce1" office:value-type="string">
            <text:p>CAJA RURAL COMARCAL DE TALAVERA, S.C.C.L., EN LIQ.</text:p>
          </table:table-cell>
          <table:table-cell table:style-name="ce1" office:value-type="string">
            <text:p>MIKBESB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099</text:p>
          </table:table-cell>
          <table:table-cell table:style-name="ce1" office:value-type="string">
            <text:p>COOP. CTO. CAJA RURAL DEL VALLE DE AYORA</text:p>
          </table:table-cell>
          <table:table-cell table:style-name="ce1" office:value-type="string">
            <text:p>MLCB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101</text:p>
          </table:table-cell>
          <table:table-cell table:style-name="ce1" office:value-type="string">
            <text:p>SDAD.COOP.CTO.AGR.LTDA., CAJA RURAL DE LA MANCHA</text:p>
          </table:table-cell>
          <table:table-cell table:style-name="ce1" office:value-type="string">
            <text:p>MLIB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103</text:p>
          </table:table-cell>
          <table:table-cell table:style-name="ce1" office:value-type="string">
            <text:p>CAJA RURAL DEL PIRINEO, SDAD. COOP. CTO. LTDA.</text:p>
          </table:table-cell>
          <table:table-cell table:style-name="ce1" office:value-type="string">
            <text:p>MNTY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125</text:p>
          </table:table-cell>
          <table:table-cell table:style-name="ce1" office:value-type="string">
            <text:p>(COOP. CTO. AGRICOLA) 'CAJA RURAL DE ALMANSA'</text:p>
          </table:table-cell>
          <table:table-cell table:style-name="ce1" office:value-type="string">
            <text:p>NACN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126</text:p>
          </table:table-cell>
          <table:table-cell table:style-name="ce1" office:value-type="string">
            <text:p>CAJA RURAL DE CENIZATE, S.C.C.L., EN LIQUIDACION</text:p>
          </table:table-cell>
          <table:table-cell table:style-name="ce1" office:value-type="string">
            <text:p>NATX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132</text:p>
          </table:table-cell>
          <table:table-cell table:style-name="ce1" office:value-type="string">
            <text:p>COOP.CTO. C. RURAL 'SAN MARTIN' DE S.MARTIN DE UNX</text:p>
          </table:table-cell>
          <table:table-cell table:style-name="ce1" office:value-type="string">
            <text:p>NEWG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133</text:p>
          </table:table-cell>
          <table:table-cell table:style-name="ce1" office:value-type="string">
            <text:p>CAJA RURAL COOPERATIVA DE CREDITO DE HOYOCASERO</text:p>
          </table:table-cell>
          <table:table-cell table:style-name="ce1" office:value-type="string">
            <text:p>NFFS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136</text:p>
          </table:table-cell>
          <table:table-cell table:style-name="ce1" office:value-type="string">
            <text:p>CAJA RURAL DE SAX, MONTAÑA Y VINALOPO, S.C.L.</text:p>
          </table:table-cell>
          <table:table-cell table:style-name="ce1" office:value-type="string">
            <text:p>NORT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143</text:p>
          </table:table-cell>
          <table:table-cell table:style-name="ce1" office:value-type="string">
            <text:p>CAJA RURAL CITRICOLA, SDAD. COOP. CTO. LTDA.</text:p>
          </table:table-cell>
          <table:table-cell table:style-name="ce1" office:value-type="string">
            <text:p>NPBSES2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148</text:p>
          </table:table-cell>
          <table:table-cell table:style-name="ce1" office:value-type="string">
            <text:p>CAJA RURAL PROVINCIAL DE LA CORUÑA, S.C.C.L.</text:p>
          </table:table-cell>
          <table:table-cell table:style-name="ce1" office:value-type="string">
            <text:p>OCBA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153</text:p>
          </table:table-cell>
          <table:table-cell table:style-name="ce1" office:value-type="string">
            <text:p>CAJA RURAL COOP. CTO. DE PEDRO BERNARDO</text:p>
          </table:table-cell>
          <table:table-cell table:style-name="ce1" office:value-type="string">
            <text:p>OPEN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156</text:p>
          </table:table-cell>
          <table:table-cell table:style-name="ce1" office:value-type="string">
            <text:p>CAJA RURAL 'NTRA. SRA. DE LA ASUNCION' DE SONEJA</text:p>
          </table:table-cell>
          <table:table-cell table:style-name="ce1" office:value-type="string">
            <text:p>PARBESMX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158</text:p>
          </table:table-cell>
          <table:table-cell table:style-name="ce1" office:value-type="string">
            <text:p>CAJA RURAL 'S. FELIPE NERI' DE LA LLOSA, C.C.VAL.</text:p>
          </table:table-cell>
          <table:table-cell table:style-name="ce1" office:value-type="string">
            <text:p>PICT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3164</text:p>
          </table:table-cell>
          <table:table-cell table:style-name="ce1" office:value-type="string">
            <text:p>CAJA RURAL SAN ISIDRO DE TORREBLANCA, C.CTO.VAL.</text:p>
          </table:table-cell>
          <table:table-cell table:style-name="ce1" office:value-type="string">
            <text:p>PIES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02</text:p>
          </table:table-cell>
          <table:table-cell table:style-name="ce1" office:value-type="string">
            <text:p>FIDENTER, S.A.</text:p>
          </table:table-cell>
          <table:table-cell table:style-name="ce1" office:value-type="string">
            <text:p>PKBSES2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03</text:p>
          </table:table-cell>
          <table:table-cell table:style-name="ce1" office:value-type="string">
            <text:p>FINANCIACION Y DISTRIBUCION DE AUTOMOVILES, S.A.</text:p>
          </table:table-cell>
          <table:table-cell table:style-name="ce1" office:value-type="string">
            <text:p>PNBM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04</text:p>
          </table:table-cell>
          <table:table-cell table:style-name="ce1" office:value-type="string">
            <text:p>SOCIEDAD DE GESTION Y COOPERACION FINANCIERA, S.A.</text:p>
          </table:table-cell>
          <table:table-cell table:style-name="ce1" office:value-type="string">
            <text:p>POHI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05</text:p>
          </table:table-cell>
          <table:table-cell table:style-name="ce1" office:value-type="string">
            <text:p>FINANCIERA FERRAZ, S.A.</text:p>
          </table:table-cell>
          <table:table-cell table:style-name="ce1" office:value-type="string">
            <text:p>POPI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06</text:p>
          </table:table-cell>
          <table:table-cell table:style-name="ce1" office:value-type="string">
            <text:p>FINANCAISA, S.A.</text:p>
          </table:table-cell>
          <table:table-cell table:style-name="ce1" office:value-type="string">
            <text:p>POPL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11</text:p>
          </table:table-cell>
          <table:table-cell table:style-name="ce1" office:value-type="string">
            <text:p>FINANCIERA DE EXPANSION Y VENTAS, S.A.</text:p>
          </table:table-cell>
          <table:table-cell table:style-name="ce1" office:value-type="string">
            <text:p>POPU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37</text:p>
          </table:table-cell>
          <table:table-cell table:style-name="ce1" office:value-type="string">
            <text:p>BARCELONESA DE FINANCIACION, S.A., E.F.</text:p>
          </table:table-cell>
          <table:table-cell table:style-name="ce1" office:value-type="string">
            <text:p>PRAB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38</text:p>
          </table:table-cell>
          <table:table-cell table:style-name="ce1" office:value-type="string">
            <text:p>ASISTENCIA TECNICO FINANCIERA, E.F., S.A.</text:p>
          </table:table-cell>
          <table:table-cell table:style-name="ce1" office:value-type="string">
            <text:p>PRBA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39</text:p>
          </table:table-cell>
          <table:table-cell table:style-name="ce1" office:value-type="string">
            <text:p>FINANCIERA DEL OESTE, S.A., E.F.</text:p>
          </table:table-cell>
          <table:table-cell table:style-name="ce1" office:value-type="string">
            <text:p>PRIBESMX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40</text:p>
          </table:table-cell>
          <table:table-cell table:style-name="ce1" office:value-type="string">
            <text:p>NACIONAL, ENTIDAD DE FINANCIACION, S.A.</text:p>
          </table:table-cell>
          <table:table-cell table:style-name="ce1" office:value-type="string">
            <text:p>PRNE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41</text:p>
          </table:table-cell>
          <table:table-cell table:style-name="ce1" office:value-type="string">
            <text:p>FINANCIERA EL GRECO, S.A., E.F.</text:p>
          </table:table-cell>
          <table:table-cell table:style-name="ce1" office:value-type="string">
            <text:p>PROA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48</text:p>
          </table:table-cell>
          <table:table-cell table:style-name="ce1" office:value-type="string">
            <text:p>FINANCIERA VIZCAINA, S.A., E.F.</text:p>
          </table:table-cell>
          <table:table-cell table:style-name="ce1" office:value-type="string">
            <text:p>PRVBESB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49</text:p>
          </table:table-cell>
          <table:table-cell table:style-name="ce1" office:value-type="string">
            <text:p>FINANCIERA COMERCIAL E INDUSTRIAL, S.A., E.F.</text:p>
          </table:table-cell>
          <table:table-cell table:style-name="ce1" office:value-type="string">
            <text:p>PSAB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50</text:p>
          </table:table-cell>
          <table:table-cell table:style-name="ce1" office:value-type="string">
            <text:p>BEX FINANZAS CATALUÑA, S.A., CIA. FINANCIACION</text:p>
          </table:table-cell>
          <table:table-cell table:style-name="ce1" office:value-type="string">
            <text:p>PSTR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51</text:p>
          </table:table-cell>
          <table:table-cell table:style-name="ce1" office:value-type="string">
            <text:p>ASESORAMIENTO E INVERSIONES BURSATILES, S.A., E.F.</text:p>
          </table:table-cell>
          <table:table-cell table:style-name="ce1" office:value-type="string">
            <text:p>REDE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54</text:p>
          </table:table-cell>
          <table:table-cell table:style-name="ce1" office:value-type="string">
            <text:p>FINANCIERA DOS, S.A., ENTIDAD DE FINANCIACION</text:p>
          </table:table-cell>
          <table:table-cell table:style-name="ce1" office:value-type="string">
            <text:p>RENB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55</text:p>
          </table:table-cell>
          <table:table-cell table:style-name="ce1" office:value-type="string">
            <text:p>FINANCIERA DE SERVICIOS GENERALES, S.A.F.</text:p>
          </table:table-cell>
          <table:table-cell table:style-name="ce1" office:value-type="string">
            <text:p>RHRHESM1XXX</text:p>
          </table:table-cell>
          <table:table-cell table:number-columns-repeated="212"/>
        </table:table-row>
        <table:table-row table:style-name="ro2">
          <table:table-cell table:style-name="ce1" office:value-type="string">
            <text:p>8356</text:p>
          </table:table-cell>
          <table:table-cell table:style-name="ce1" office:value-type="string">
            <text:p>MONTFRAGüE, ENTIDAD DE FINANCIACION, S.A.</text:p>
          </table:table-cell>
          <table:table-cell table:style-name="ce1" office:value-type="string">
            <text:p>SABN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63</text:p>
          </table:table-cell>
          <table:table-cell table:style-name="ce1" office:value-type="string">
            <text:p>CENTRO FINANCIERO E INMOBILIARIO, S.A., E.F.</text:p>
          </table:table-cell>
          <table:table-cell table:style-name="ce1" office:value-type="string">
            <text:p>SBFC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64</text:p>
          </table:table-cell>
          <table:table-cell table:style-name="ce1" office:value-type="string">
            <text:p>HISPANA DE FINANZAS, S.A., COMPAÑIA FINANCIACION</text:p>
          </table:table-cell>
          <table:table-cell table:style-name="ce1" office:value-type="string">
            <text:p>SCBL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65</text:p>
          </table:table-cell>
          <table:table-cell table:style-name="ce1" office:value-type="string">
            <text:p>BONANOVA DE INVERSIONES, S.A.</text:p>
          </table:table-cell>
          <table:table-cell table:style-name="ce1" office:value-type="string">
            <text:p>SCFB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66</text:p>
          </table:table-cell>
          <table:table-cell table:style-name="ce1" office:value-type="string">
            <text:p>UNION INDUSTRIAL DE FINANZAS E INVERSIONES, S.A.</text:p>
          </table:table-cell>
          <table:table-cell table:style-name="ce1" office:value-type="string">
            <text:p>SCSI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67</text:p>
          </table:table-cell>
          <table:table-cell table:style-name="ce1" office:value-type="string">
            <text:p>FINANCIERA DE EMPRESARIOS, S.A.</text:p>
          </table:table-cell>
          <table:table-cell table:style-name="ce1" office:value-type="string">
            <text:p>SELF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68</text:p>
          </table:table-cell>
          <table:table-cell table:style-name="ce1" office:value-type="string">
            <text:p>FOMENTO DE INVERSIONES Y FINANZAS, S.A., CIA.F.</text:p>
          </table:table-cell>
          <table:table-cell table:style-name="ce1" office:value-type="string">
            <text:p>SHSA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69</text:p>
          </table:table-cell>
          <table:table-cell table:style-name="ce1" office:value-type="string">
            <text:p>CREDIVIAJE, S.A., ENTIDAD DE FINANCIACION</text:p>
          </table:table-cell>
          <table:table-cell table:style-name="ce1" office:value-type="string">
            <text:p>SOGE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72</text:p>
          </table:table-cell>
          <table:table-cell table:style-name="ce1" office:value-type="string">
            <text:p>ENTIDAD DE FINANCIACION CORTES DE NAVARRA, S.A.</text:p>
          </table:table-cell>
          <table:table-cell table:style-name="ce1" office:value-type="string">
            <text:p>SOLAESB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73</text:p>
          </table:table-cell>
          <table:table-cell table:style-name="ce1" office:value-type="string">
            <text:p>FAISA, ENTIDAD DE FINANCIACION, S.A.</text:p>
          </table:table-cell>
          <table:table-cell table:style-name="ce1" office:value-type="string">
            <text:p>STOL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83</text:p>
          </table:table-cell>
          <table:table-cell table:style-name="ce1" office:value-type="string">
            <text:p>UBEDA Y CIA., S.A., ENTIDAD DE FINANCIACION</text:p>
          </table:table-cell>
          <table:table-cell table:style-name="ce1" office:value-type="string">
            <text:p>TRESES2B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96</text:p>
          </table:table-cell>
          <table:table-cell table:style-name="ce1" office:value-type="string">
            <text:p>INVERSIONES DEL OESTE, E.F.</text:p>
          </table:table-cell>
          <table:table-cell table:style-name="ce1" office:value-type="string">
            <text:p>TRIO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97</text:p>
          </table:table-cell>
          <table:table-cell table:style-name="ce1" office:value-type="string">
            <text:p>CARTERA Y FINANZAS, S.A., ENTIDAD DE FINANCIACION</text:p>
          </table:table-cell>
          <table:table-cell table:style-name="ce1" office:value-type="string">
            <text:p>UBIB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398</text:p>
          </table:table-cell>
          <table:table-cell table:style-name="ce1" office:value-type="string">
            <text:p>BARCLAYS, ENTIDAD DE FINANCIACION, S.A.</text:p>
          </table:table-cell>
          <table:table-cell table:style-name="ce1" office:value-type="string">
            <text:p>UBSW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00</text:p>
          </table:table-cell>
          <table:table-cell table:style-name="ce1" office:value-type="string">
            <text:p>ENTIDAD CATALANA DE FINANCIACION, S.A.</text:p>
          </table:table-cell>
          <table:table-cell table:style-name="ce1" office:value-type="string">
            <text:p>UCINESM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01</text:p>
          </table:table-cell>
          <table:table-cell table:style-name="ce1" office:value-type="string">
            <text:p>COMPAÑIA DE FINANCIACION CASE, S.A.</text:p>
          </table:table-cell>
          <table:table-cell table:style-name="ce1" office:value-type="string">
            <text:p>UCJAES2M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02</text:p>
          </table:table-cell>
          <table:table-cell table:style-name="ce1" office:value-type="string">
            <text:p>FINANCIERA DE AUTOMOCION, S.A., E.F.</text:p>
          </table:table-cell>
          <table:table-cell table:style-name="ce1" office:value-type="string">
            <text:p>UCSS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05</text:p>
          </table:table-cell>
          <table:table-cell table:style-name="ce1" office:value-type="string">
            <text:p>SOCIEDAD DE FINANCIACION DE VENTAS A PLAZO, S.A.</text:p>
          </table:table-cell>
          <table:table-cell table:style-name="ce1" office:value-type="string">
            <text:p>UNOE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06</text:p>
          </table:table-cell>
          <table:table-cell table:style-name="ce1" office:value-type="string">
            <text:p>TRANSFACTOR, S.A., CIA DE FACTORING Y FINANCIACION</text:p>
          </table:table-cell>
          <table:table-cell table:style-name="ce1" office:value-type="string">
            <text:p>VALEESVV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08</text:p>
          </table:table-cell>
          <table:table-cell table:style-name="ce1" office:value-type="string">
            <text:p>CLUB CATALA DE FINANCES, EMPRESA DE FINANCIACION</text:p>
          </table:table-cell>
          <table:table-cell table:style-name="ce1" office:value-type="string">
            <text:p>VOWAES2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09</text:p>
          </table:table-cell>
          <table:table-cell table:style-name="ce1" office:value-type="string">
            <text:p>SALMANTINA DE FINANCIACION, S.A.</text:p>
          </table:table-cell>
          <table:table-cell table:style-name="ce1" office:value-type="string">
            <text:p>WAFAESM1XXX</text:p>
          </table:table-cell>
          <table:table-cell table:number-columns-repeated="212"/>
        </table:table-row>
        <table:table-row table:style-name="ro1">
          <table:table-cell table:style-name="ce1" office:value-type="string">
            <text:p>8411</text:p>
          </table:table-cell>
          <table:table-cell table:style-name="ce1" office:value-type="string">
            <text:p>FINUNION MADRID, S.A., E.F.</text:p>
          </table:table-cell>
          <table:table-cell table:style-name="ce1" office:value-type="string">
            <text:p>WELAESMMXXX</text:p>
          </table:table-cell>
          <table:table-cell table:number-columns-repeated="212"/>
        </table:table-row>
        <table:table-row table:style-name="ro1" table:number-rows-repeated="1048317">
          <table:table-cell table:number-columns-repeated="215"/>
        </table:table-row>
        <table:table-row table:style-name="ro1">
          <table:table-cell table:number-columns-repeated="215"/>
        </table:table-row>
      </table:table>
      <table:table table:name="TIPOS ENTIDAD" table:style-name="ta2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office:value-type="string">
            <text:p>COD_TIPO</text:p>
          </table:table-cell>
          <table:table-cell office:value-type="string">
            <text:p>ORD_TIPO</text:p>
          </table:table-cell>
          <table:table-cell office:value-type="string">
            <text:p>NOMTIPO</text:p>
          </table:table-cell>
          <table:table-cell office:value-type="string">
            <text:p>FCHBAJA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CO</text:p>
          </table:table-cell>
          <table:table-cell table:style-name="ce2" office:value-type="float" office:value="10000">
            <text:p>10000</text:p>
          </table:table-cell>
          <table:table-cell table:style-name="ce1" office:value-type="string">
            <text:p>CREDITO OFICIAL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P</text:p>
          </table:table-cell>
          <table:table-cell table:style-name="ce2" office:value-type="float" office:value="20000">
            <text:p>20000</text:p>
          </table:table-cell>
          <table:table-cell table:style-name="ce1" office:value-type="string">
            <text:p>BANCO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A</text:p>
          </table:table-cell>
          <table:table-cell table:style-name="ce2" office:value-type="float" office:value="30000">
            <text:p>30000</text:p>
          </table:table-cell>
          <table:table-cell table:style-name="ce1" office:value-type="string">
            <text:p>CAJAS DE AHORRO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C</text:p>
          </table:table-cell>
          <table:table-cell table:style-name="ce2" office:value-type="float" office:value="40000">
            <text:p>40000</text:p>
          </table:table-cell>
          <table:table-cell table:style-name="ce1" office:value-type="string">
            <text:p>COOPERATIVAS DE CREDITO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FC</text:p>
          </table:table-cell>
          <table:table-cell table:style-name="ce2" office:value-type="float" office:value="50000">
            <text:p>50000</text:p>
          </table:table-cell>
          <table:table-cell table:style-name="ce1" office:value-type="string">
            <text:p>ESTABLECIMIENTOS FINANCIEROS DE CREDITO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DE</text:p>
          </table:table-cell>
          <table:table-cell table:style-name="ce2" office:value-type="float" office:value="60000">
            <text:p>60000</text:p>
          </table:table-cell>
          <table:table-cell table:style-name="ce1" office:value-type="string">
            <text:p>ENTIDADES DE DINERO ELECTRONICO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P</text:p>
          </table:table-cell>
          <table:table-cell table:style-name="ce2" office:value-type="float" office:value="70000">
            <text:p>70000</text:p>
          </table:table-cell>
          <table:table-cell table:style-name="ce1" office:value-type="string">
            <text:p>ENTIDADES DE PAGO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DEC</text:p>
          </table:table-cell>
          <table:table-cell table:style-name="ce2" office:value-type="float" office:value="80000">
            <text:p>80000</text:p>
          </table:table-cell>
          <table:table-cell table:style-name="ce1" office:value-type="string">
            <text:p>SOCIEDADES DOMINANTES DE ENTIDADES <text:s/>DE CREDITO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OR</text:p>
          </table:table-cell>
          <table:table-cell table:style-name="ce2" office:value-type="float" office:value="90000">
            <text:p>90000</text:p>
          </table:table-cell>
          <table:table-cell table:style-name="ce1" office:value-type="string">
            <text:p>OFICINAS DE REPRESENTACION EN ESPAÑA DE ENTIDADES DE CREDITO EXTRANJERA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GR</text:p>
          </table:table-cell>
          <table:table-cell table:style-name="ce2" office:value-type="float" office:value="100000">
            <text:p>100000</text:p>
          </table:table-cell>
          <table:table-cell table:style-name="ce1" office:value-type="string">
            <text:p>SOCIEDADES DE GARANTIA RECIPROCA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R</text:p>
          </table:table-cell>
          <table:table-cell table:style-name="ce2" office:value-type="float" office:value="110000">
            <text:p>110000</text:p>
          </table:table-cell>
          <table:table-cell table:style-name="ce1" office:value-type="string">
            <text:p>SOCIEDADES DE REAFIANZAMIENTO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CVM</text:p>
          </table:table-cell>
          <table:table-cell table:style-name="ce2" office:value-type="float" office:value="110500">
            <text:p>110500</text:p>
          </table:table-cell>
          <table:table-cell table:style-name="ce1" office:value-type="string">
            <text:p>TITULARES DE ESTABLECIMIENTOS DE COMPRA Y VENTA DE MONEDA EXTRANJERA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CVT</text:p>
          </table:table-cell>
          <table:table-cell table:style-name="ce2" office:value-type="float" office:value="120000">
            <text:p>120000</text:p>
          </table:table-cell>
          <table:table-cell table:style-name="ce1" office:value-type="string">
            <text:p>TITULARES DE ESTABLECIMIENTOS DE COMPRA-VENTA DE MONEDA EXTRANJERA Y/O GESTION DE TRANSFERENCIA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T</text:p>
          </table:table-cell>
          <table:table-cell table:style-name="ce2" office:value-type="float" office:value="130000">
            <text:p>130000</text:p>
          </table:table-cell>
          <table:table-cell table:style-name="ce1" office:value-type="string">
            <text:p>SOCIEDADES DE TASACION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ECC</text:p>
          </table:table-cell>
          <table:table-cell table:style-name="ce2" office:value-type="float" office:value="140000">
            <text:p>140000</text:p>
          </table:table-cell>
          <table:table-cell table:style-name="ce1" office:value-type="string">
            <text:p>SUCURSALES DE ENTIDADES DE CREDITO <text:s/>EXTRANJERAS COMUNITARIA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ECE</text:p>
          </table:table-cell>
          <table:table-cell table:style-name="ce2" office:value-type="float" office:value="150000">
            <text:p>150000</text:p>
          </table:table-cell>
          <table:table-cell table:style-name="ce1" office:value-type="string">
            <text:p>SUCURSALES DE ENTIDADES DE CREDITO <text:s/>EXTRANJERAS EXTRACOMUNITARIA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EFC</text:p>
          </table:table-cell>
          <table:table-cell table:style-name="ce2" office:value-type="float" office:value="160000">
            <text:p>160000</text:p>
          </table:table-cell>
          <table:table-cell table:style-name="ce1" office:value-type="string">
            <text:p>SUCURSALES DE ENTIDADES FINANCIERAS FILIALES DE ENTIDADES DE CREDITO COMUNITARIA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EDC</text:p>
          </table:table-cell>
          <table:table-cell table:style-name="ce2" office:value-type="float" office:value="170000">
            <text:p>170000</text:p>
          </table:table-cell>
          <table:table-cell table:style-name="ce1" office:value-type="string">
            <text:p>SUCURSALES DE ENTIDADES DE DINERO ELECTRONICO EXTRANJERAS COMUNITARIA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EPC</text:p>
          </table:table-cell>
          <table:table-cell table:style-name="ce2" office:value-type="float" office:value="190000">
            <text:p>190000</text:p>
          </table:table-cell>
          <table:table-cell table:style-name="ce1" office:value-type="string">
            <text:p>SUCURSALES DE ENTIDADES DE PAGO EXTRANJERAS COMUNITARIA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EPE</text:p>
          </table:table-cell>
          <table:table-cell table:style-name="ce2" office:value-type="float" office:value="200000">
            <text:p>200000</text:p>
          </table:table-cell>
          <table:table-cell table:style-name="ce1" office:value-type="string">
            <text:p>SUCURSALES DE ENTIDADES DE PAGO EXTRANJERAS EXTRACOMUNITARIA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REPC</text:p>
          </table:table-cell>
          <table:table-cell table:style-name="ce2" office:value-type="float" office:value="210000">
            <text:p>210000</text:p>
          </table:table-cell>
          <table:table-cell table:style-name="ce1" office:value-type="string">
            <text:p>REDES DE AGENTES DE ENTIDADES DE PAGO COMUNITARIA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REPE</text:p>
          </table:table-cell>
          <table:table-cell table:style-name="ce2" office:value-type="float" office:value="220000">
            <text:p>220000</text:p>
          </table:table-cell>
          <table:table-cell table:style-name="ce1" office:value-type="string">
            <text:p>REDES DE AGENTES DE ENTIDADES DE PAGO EXTRACOMUNITARIA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EX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BANCOS Y BANQUEROS SECCION 4ª - BANCA EXTRANJERA</text:p>
          </table:table-cell>
          <table:table-cell table:style-name="ce1" office:value-type="string">
            <text:p>19/08/1988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BL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BANCOS Y BANQUEROS <text:s/>SECCION 3ª - BANCA LOCAL</text:p>
          </table:table-cell>
          <table:table-cell table:style-name="ce1" office:value-type="string">
            <text:p>19/08/1988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BN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BANCOS Y BANQUEROS SECCION 1ª - BANCA NACIONAL</text:p>
          </table:table-cell>
          <table:table-cell table:style-name="ce1" office:value-type="string">
            <text:p>19/08/1988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BR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BANCOS Y BANQUEROS SECCION 2ª - BANCA REGIONAL</text:p>
          </table:table-cell>
          <table:table-cell table:style-name="ce1" office:value-type="string">
            <text:p>19/08/1988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CCAS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COOPERATIVAS DE CREDITO NO RURALES</text:p>
          </table:table-cell>
          <table:table-cell table:style-name="ce1" office:value-type="string">
            <text:p>16/01/1992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CCC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COOPERATIVAS DE CREDITO CALIFICADAS</text:p>
          </table:table-cell>
          <table:table-cell table:style-name="ce1" office:value-type="string">
            <text:p>20/06/1989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CCRU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COOPERATIVAS DE CREDITO RURALES</text:p>
          </table:table-cell>
          <table:table-cell table:style-name="ce1" office:value-type="string">
            <text:p>16/01/1992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CRC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CAJAS RURALES CALIFICADAS</text:p>
          </table:table-cell>
          <table:table-cell table:style-name="ce1" office:value-type="string">
            <text:p>20/06/1989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CRNC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CAJAS RURALES NO CALIFICADAS</text:p>
          </table:table-cell>
          <table:table-cell table:style-name="ce1" office:value-type="string">
            <text:p>20/06/1989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ECCP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ENTIDADES LEY 25/1991, DE 21 DE NOVIEMBRE</text:p>
          </table:table-cell>
          <table:table-cell table:style-name="ce1" office:value-type="string">
            <text:p>14/11/1994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ECRD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ENTIDADES DE CREDITO DE REAL DECRETO</text:p>
          </table:table-cell>
          <table:table-cell table:style-name="ce1" office:value-type="string">
            <text:p>16/01/1992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EF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ENTIDADES DE FINANCIACION</text:p>
          </table:table-cell>
          <table:table-cell table:style-name="ce1" office:value-type="string">
            <text:p>02/01/1997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OCC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COOPERATIVAS DE CREDITO (OTRAS)</text:p>
          </table:table-cell>
          <table:table-cell table:style-name="ce1" office:value-type="string">
            <text:p>20/06/1989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SAF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SOCIEDADES DE ARRENDAMIENTO FINANCIERO</text:p>
          </table:table-cell>
          <table:table-cell table:style-name="ce1" office:value-type="string">
            <text:p>02/01/1997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SCH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SOCIEDADES DE CREDITO HIPOTECARIO</text:p>
          </table:table-cell>
          <table:table-cell table:style-name="ce1" office:value-type="string">
            <text:p>02/01/1997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SEDE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SUCURSALES DE ENTIDADES DE DINERO ELECTRONICO EXTRANJERAS EXTRACOMUNITARIA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F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ENTIDADES FINANCIACION ESP. OPERAC. FACTORING</text:p>
          </table:table-cell>
          <table:table-cell table:style-name="ce1" office:value-type="string">
            <text:p>02/01/1997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SMMD</text:p>
          </table:table-cell>
          <table:table-cell table:style-name="ce2" office:value-type="float" office:value="900000">
            <text:p>900000</text:p>
          </table:table-cell>
          <table:table-cell table:style-name="ce1" office:value-type="string">
            <text:p>SOCIEDADES MEDIADORAS EN EL MERCADO DE DINERO</text:p>
          </table:table-cell>
          <table:table-cell table:style-name="ce1" office:value-type="string">
            <text:p>02/01/1997</text:p>
          </table:table-cell>
          <table:table-cell table:number-columns-repeated="252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CTIVIDADES" table:style-name="ta3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office:value-type="string">
            <text:p>COD_ACT</text:p>
          </table:table-cell>
          <table:table-cell office:value-type="string">
            <text:p>NOMACT</text:p>
          </table:table-cell>
          <table:table-cell office:value-type="string">
            <text:p>COD_TIPO_ACT</text:p>
          </table:table-cell>
          <table:table-cell office:value-type="string">
            <text:p>IND_CARGA</text:p>
          </table:table-cell>
          <table:table-cell office:value-type="string">
            <text:p>ORDEN_TIPO_ACT</text:p>
          </table:table-cell>
          <table:table-cell office:value-type="string">
            <text:p>ORDEN_ACT</text:p>
          </table:table-cell>
          <table:table-cell table:number-columns-repeated="25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string">
            <text:p>RECEPCION DE DEPOSITOS O DE OTROS FONDOS REEMBOLSABLE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string">
            <text:p>PRESTAMO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 1</text:p>
          </table:table-cell>
          <table:table-cell table:style-name="ce1" office:value-type="string">
            <text:p>CREDITO AL CONSUMO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 2</text:p>
          </table:table-cell>
          <table:table-cell table:style-name="ce1" office:value-type="string">
            <text:p>CREDITO HIPOTECARIO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 3</text:p>
          </table:table-cell>
          <table:table-cell table:style-name="ce1" office:value-type="string">
            <text:p>'FACTORING' CON O SIN RECURSO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 4</text:p>
          </table:table-cell>
          <table:table-cell table:style-name="ce1" office:value-type="string">
            <text:p>FINANCIACION DE TRANSACCIONES COMERCIALES (INCLUIDO EL 'FORFAITING')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string">
            <text:p>ARRENDAMIENTO FINANCIERO ('LEASING')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string">
            <text:p>SERVICIOS DE PAGO TAL Y COMO SE DEFINEN EN EL ARTICULO 1 DE LA LEY DE SERVICIOS DE PAGO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string">
            <text:p>EMISION Y GESTION DE OTROS MEDIOS DE PAGO, TALES COMO TARJETAS DE CREDITO, CHEQUES DE VIAJE O CHEQUES BANCARIOS, CUANDO ESTA ACTIVIDAD NO ESTE RECOGIDA EN LA ACTIVIDAD 4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string">
            <text:p>CONCESION DE GARANTIAS Y SUSCRIPCION DE COMPROMISO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string">
            <text:p>TRANSACCIONES POR CUENTA PROPIA DE LA ENTIDAD O POR CUENTA DE SU CLIENTELA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 1</text:p>
          </table:table-cell>
          <table:table-cell table:style-name="ce1" office:value-type="string">
            <text:p>TRANSACCIONES POR CUENTA DE SU CLIENTELA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 1 A</text:p>
          </table:table-cell>
          <table:table-cell table:style-name="ce1" office:value-type="string">
            <text:p>T. POR CTA. CLIENTELA - INSTRUMENTOS DEL MERCADO MONETARIO (CHEQUES, EFECTOS, CERTIFICADOS DE DEPOSITO, ETC.)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 1 B</text:p>
          </table:table-cell>
          <table:table-cell table:style-name="ce1" office:value-type="string">
            <text:p>T. POR CTA. CLIENTELA - MERCADOS DE CAMBIO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 1 C</text:p>
          </table:table-cell>
          <table:table-cell table:style-name="ce1" office:value-type="string">
            <text:p>T. POR CTA. CLIENTELA - INSTRUMENTOS FINANCIEROS A PLAZO Y OPCIONE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 1 D</text:p>
          </table:table-cell>
          <table:table-cell table:style-name="ce1" office:value-type="string">
            <text:p>T. POR CTA. CLIENTELA - INSTRUMENTOS SOBRE DIVISAS O SOBRE TIPOS DE INTERE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 1 E</text:p>
          </table:table-cell>
          <table:table-cell table:style-name="ce1" office:value-type="string">
            <text:p>T. POR CTA. CLIENTELA - VALORES NEGOCIABLE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 2</text:p>
          </table:table-cell>
          <table:table-cell table:style-name="ce1" office:value-type="string">
            <text:p>TRANSACCIONES POR CUENTA PROPIA DE LA ENTIDAD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 2 A</text:p>
          </table:table-cell>
          <table:table-cell table:style-name="ce1" office:value-type="string">
            <text:p>T. POR CTA. PROPIA - INSTRUMENTOS DEL MERCADO MONETARIO (CHEQUES, EFECTOS, CERTIFICADOS DE DEPÓSITO, ETC.)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 2 B</text:p>
          </table:table-cell>
          <table:table-cell table:style-name="ce1" office:value-type="string">
            <text:p>T. POR CTA. PROPIA - MERCADOS DE CAMBIO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 2 C</text:p>
          </table:table-cell>
          <table:table-cell table:style-name="ce1" office:value-type="string">
            <text:p>T. POR CTA. PROPIA - INSTRUMENTOS FINANCIEROS A PLAZO Y OPCIONE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 2 D</text:p>
          </table:table-cell>
          <table:table-cell table:style-name="ce1" office:value-type="string">
            <text:p>T. POR CTA. PROPIA - INSTRUMENTOS SOBRE DIVISAS O SOBRE TIPOS DE INTERE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 2 E</text:p>
          </table:table-cell>
          <table:table-cell table:style-name="ce1" office:value-type="string">
            <text:p>T. POR CTA. PROPIA - VALORES NEGOCIABLE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string">
            <text:p>PARTICIPACION EN LAS EMISIONES DE TITULOS Y PRESTACIONES DE LOS SERVICIOS CORRESPONDIENTE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1" office:value-type="string">
            <text:p>ASESORAMIENTO A EMPRESAS EN MATERIA DE ESTRUCTURA DEL CAPITAL, DE ESTRATEGIA INDUSTRIAL Y DE CUESTIONES AFINES, ASI COMO ASESORAMIENTO Y SERVICIOS EN EL AMBITO DE LA FUSION <text:s/>Y LA COMPRA DE EMPRESA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-A</text:p>
          </table:table-cell>
          <table:table-cell table:style-name="ce1" office:value-type="string">
            <text:p>SERVICIOS Y ACTIVIDADES DE INVERSION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-A 1</text:p>
          </table:table-cell>
          <table:table-cell table:style-name="ce1" office:value-type="string">
            <text:p>RECEPCION Y TRANSMISIóN DE ORDENES DE CLIENTES EN RELACION CON UNO O MAS INSTRUMENTOS FINANCIERO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-A 2</text:p>
          </table:table-cell>
          <table:table-cell table:style-name="ce1" office:value-type="string">
            <text:p>EJECUCION DE ORDENES POR CUENTA DE CLIENTE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-A 3</text:p>
          </table:table-cell>
          <table:table-cell table:style-name="ce1" office:value-type="string">
            <text:p>NEGOCIACIóN POR CUENTA PROPIA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-A 4</text:p>
          </table:table-cell>
          <table:table-cell table:style-name="ce1" office:value-type="string">
            <text:p>GESTION DE CARTERA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-A 5</text:p>
          </table:table-cell>
          <table:table-cell table:style-name="ce1" office:value-type="string">
            <text:p>ASESORAMIENTO EN MATERIA DE INVERSION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-A 6</text:p>
          </table:table-cell>
          <table:table-cell table:style-name="ce1" office:value-type="string">
            <text:p>ASEGURAMIENTO DE INSTRUMENTOS FINANCIEROS O COLOCACION DE INSTRUMENTOS FINANCIEROS SOBRE LA BASE DE UN COMPROMISO FIRME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-A 7</text:p>
          </table:table-cell>
          <table:table-cell table:style-name="ce1" office:value-type="string">
            <text:p>COLOCACION DE INSTRUMENTOS FINANCIEROS SIN BASE EN UN COMPROMISO FIRME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-A 8</text:p>
          </table:table-cell>
          <table:table-cell table:style-name="ce1" office:value-type="string">
            <text:p>GESTION DE SISTEMAS DE NEGOCIACIóN MULTILATERAL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" office:value-type="string">
            <text:p>INTERMEDIACION EN LOS MERCADOS INTERBANCARIO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" office:value-type="string">
            <text:p>GESTION O ASESORAMIENTO EN LA GESTION DE PATRIMONIO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" office:value-type="string">
            <text:p>CUSTODIA DE VALORES NEGOCIABLE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1" office:value-type="string">
            <text:p>INFORMES COMERCIALE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" office:value-type="string">
            <text:p>ALQUILER DE CAJAS FUERTES.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1" office:value-type="string">
            <text:p>EMISION DE DINERO ELECTRONICO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LAS DE PRESTAMO Y CREDITO, INCLUYENDO CREDITO AL CONSUMO, CREDITO HIPOTECARIO Y LA FINANCIACION DE TRANSACCIONES COMERCIALES.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string">
            <text:p>LAS DE 'FACTORING', CON O SIN RECURSO, Y LAS ACTIVIDADES COMPLEM.DE LA MISMA,TALES COMO INVESTIGACION Y CLASIFICACION DE LA CLIENTELA, CONTABILIZACION DEUDORES Y, EN GENERAL CUALQUIER OTRA QUE TIENDA A FAVORECER LA ADMINISTRACION, EVALUACION, SEGURIDAD Y FINANCIACION DE LOS CREDITOS NACIDOS DEL TRAFICO MTIL.NACIONAL O INTERNAC., QUE LES SEAN CEDIDOS.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string">
            <text:p>LAS DE ARRENDAMIENTO FINANCIERO, CON INCLUSION DE LAS SIGUIENTES ACTIVIDADES COMPLEMENTARIAS: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 1</text:p>
          </table:table-cell>
          <table:table-cell table:style-name="ce1" office:value-type="string">
            <text:p>ACTIVIDADES DE MANTENIMIENTO Y CONSERVACION DE LOS BIENES CEDIDOS.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 2</text:p>
          </table:table-cell>
          <table:table-cell table:style-name="ce1" office:value-type="string">
            <text:p>CONCESION DE FINANCIACION CONECTADA A UNA OPERACIÓN DE ARRENDAMIENTO FINANCIERO, ACTUAL O FUTURA.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 3</text:p>
          </table:table-cell>
          <table:table-cell table:style-name="ce1" office:value-type="string">
            <text:p>INTERMEDIACION Y GESTION DE OPERACIONES DE ARRENDAMIENTO FINANCIERO.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 4</text:p>
          </table:table-cell>
          <table:table-cell table:style-name="ce1" office:value-type="string">
            <text:p>ACTIVIDADES DE ARRENDAMIENTO NO FINANCIERO QUE PODRAN COMPLEMENTAR O NO CON UNA OPCION DE COMPRA.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 5</text:p>
          </table:table-cell>
          <table:table-cell table:style-name="ce1" office:value-type="string">
            <text:p>ASESORAMIENTO E INFORMES COMERCIALES.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LA EMISION Y GESTION DE TARJETAS DE CREDITO.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</text:p>
          </table:table-cell>
          <table:table-cell table:style-name="ce1" office:value-type="string">
            <text:p>LA CONCESION DE AVALES Y GARANTIAS Y SUSCRIPCION DE COMPROMISOS SIMILARES.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1" office:value-type="string">
            <text:p>TODAS LAS ACTIVIDADES DE LOS ESTABLECIMIENTOS FINANCIEROS DE CREDITO RELACIONADAS EN EL ARTICULO 1 DEL REAL DECRETO 692/ 1996, DE 26 DE ABRIL.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*</text:p>
          </table:table-cell>
          <table:table-cell table:style-name="ce1" office:value-type="string">
            <text:p>ADEMAS Y DE FORMA ADICIONAL PODRA PRESTAR SERVICIOS OPERATIVOS Y SERVICIOS AUXILIARES ESTRECHAMENTE RELACIONADAS CONTEMPLADOS EN EL ARTICULO 9.1 DE LA LEY 16/2009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9">
            <text:p>99</text:p>
          </table:table-cell>
          <table:table-cell table:number-columns-repeated="25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string">
            <text:p>LOS SERVICIOS QUE PERMITEN EL INGRESO DE EFECTIVO EN UNA CUENTA DE PAGO Y TODAS LAS OPERACIONES NECESARIAS PARA LA GESTION DE LA PROPIA CUENTA DE PAGO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string">
            <text:p>LOS SERVICIOS QUE PERMITEN LA RETIRADA DE EFECTIVO DE UNA CUENTA DE PAGO Y TODAS LAS OPERACIONES NECESARIAS PARA LA GESTION DE LA PROPIA CUENTA DE PAGO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string">
            <text:p>LA EJECUCION DE OPERACIONES DE PAGO, INCLUIDA LA TRANSFERENCIA DE FONDOS, A TRAVES DE UNA CUENTA DE PAGO EN EL PROVEEDOR DE SERVICIOS DE PAGO DEL USUARIO U OTRO PROVEEDOR DE SERVICIOS DE PAGO: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 1</text:p>
          </table:table-cell>
          <table:table-cell table:style-name="ce1" office:value-type="string">
            <text:p>EJECUCION DE ADEUDOS DOMICILIADOS, INCLUIDOS LOS ADEUDOS DOMICILIADOS NO RECURRENTES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 2</text:p>
          </table:table-cell>
          <table:table-cell table:style-name="ce1" office:value-type="string">
            <text:p>EJECUCION DE OPERACIONES DE PAGO MEDIANTE TARJETA DE PAGO O DISPOSITIVO SIMILAR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 3</text:p>
          </table:table-cell>
          <table:table-cell table:style-name="ce1" office:value-type="string">
            <text:p>EJECUCION DE TRANSFERENCIAS, INCLUIDAS LAS ORDENES PERMANENTES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number-columns-repeated="25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string">
            <text:p>LA EJECUCION DE OPERACIONES DE PAGO CUANDO LOS FONDOS ESTEN CUBIERTOS POR UNA LINEA DE CREDITO ABIERTA PARA UN USUARIO DE SERVICIOS DE PAGO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 1</text:p>
          </table:table-cell>
          <table:table-cell table:style-name="ce1" office:value-type="string">
            <text:p>EJECUCION DE ADEUDOS DOMICILIADOS, INCLUIDOS LOS ADEUDOS DOMICILIADOS NO RECURRENTES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 2</text:p>
          </table:table-cell>
          <table:table-cell table:style-name="ce1" office:value-type="string">
            <text:p>EJECUCION DE OPERACIONES DE PAGO MEDIANTE TARJETA DE PAGO O DISPOSITIVO SIMILAR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 3</text:p>
          </table:table-cell>
          <table:table-cell table:style-name="ce1" office:value-type="string">
            <text:p>EJECUCION DE TRANSFERENCIAS, INCLUIDAS LAS ORDENES PERMANENTES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number-columns-repeated="25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string">
            <text:p>EL ENVIO DE DINERO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number-columns-repeated="25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string">
            <text:p>EJECUCION DE OPERACIONES DE PAGO EN LAS QUE SE TRANSMITA EL CONSENTIMIENTO DEL ORDENANTE A EJECUTAR UNA OPERACION DE PAGO MEDIANTE DISPOSITIVOS DE TELECOMUNICACION, DIGITALES O INFORMATICOS Y SE REALICE EL PAGO AL OPERADOR DE LA RED O SISTEMA DE TELECOMUNICACION O INFORMATICO, QUE ACTUA UNICAMENTE COMO INTERMEDIARIO ENTRE EL USUARIO DEL SERVICIO DE P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number-columns-repeated="25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string">
            <text:p>LA EMISION Y ADQUISICION DE INSTRUMENTOS DE PAGO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EMISION DE DINERO ELECTRONICO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string">
            <text:p>DISTRIBUCION DE DINERO ELECTRONICO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string">
            <text:p>REEMBOLSO DE DINERO ELECTRONICO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SERVICIOS Y ACTIVIDADES DE INVERSION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 1</text:p>
          </table:table-cell>
          <table:table-cell table:style-name="ce1" office:value-type="string">
            <text:p>RECEPCION Y TRANSMISION DE ORDENES DE CLIENTES EN RELACION CON UNO O MAS INSTRUMENTOS FINANCIEROS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0">
            <text:p>3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 2</text:p>
          </table:table-cell>
          <table:table-cell table:style-name="ce1" office:value-type="string">
            <text:p>EJECUCION DE ORDENES POR CUENTA DE CLIENTES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 3</text:p>
          </table:table-cell>
          <table:table-cell table:style-name="ce1" office:value-type="string">
            <text:p>NEGOCIACION POR CUENTA PROPIA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 4</text:p>
          </table:table-cell>
          <table:table-cell table:style-name="ce1" office:value-type="string">
            <text:p>GESTION DE CARTERAS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 5</text:p>
          </table:table-cell>
          <table:table-cell table:style-name="ce1" office:value-type="string">
            <text:p>ASESORAMIENTO EN MATERIA DE INVERSION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 6</text:p>
          </table:table-cell>
          <table:table-cell table:style-name="ce1" office:value-type="string">
            <text:p>ASEGURAMIENTO DE INSTRUMENTOS FINANCIEROS O COLOCACION DE INSTRUMENTOS FINANCIEROS SOBRE LA BASE DE UN COMPROMISO FIRME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 7</text:p>
          </table:table-cell>
          <table:table-cell table:style-name="ce1" office:value-type="string">
            <text:p>COLOCACION DE INSTRUMENTOS FINANCIEROS SIN BASE EN UN COMPROMISO FIRME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 8</text:p>
          </table:table-cell>
          <table:table-cell table:style-name="ce1" office:value-type="string">
            <text:p>GESTION DE SISTEMAS DE NEGOCIACION MULTILATERAL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string">
            <text:p>SERVICIOS AUXILIARES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 1</text:p>
          </table:table-cell>
          <table:table-cell table:style-name="ce1" office:value-type="string">
            <text:p>ADMINISTRACION Y CUSTODIA DE INSTRUMENTOS FINANCIEROS POR CUENTA DE CLIENTES, INCLUIDOS LA CUSTODIA Y SERVICIOS CONEXOS COMO LA GESTION DE TESORERIA Y DE GARANTIAS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 2</text:p>
          </table:table-cell>
          <table:table-cell table:style-name="ce1" office:value-type="string">
            <text:p>CONCESION DE CREDITOS O PRESTAMOS A UN INVERSOR PARA PERMITIRLE LA REALIZACION DE UNA OPERACION EN UNO O VARIOS INSTRUMENTOS FINANCIEROS, CUANDO LA EMPRESA QUE CONCEDE EL CREDITO O PRESTAMO PARTICIPA EN LA OPERACION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 3</text:p>
          </table:table-cell>
          <table:table-cell table:style-name="ce1" office:value-type="string">
            <text:p>ASESORAMIENTO A EMPRESAS EN MATERIA DE ESTRUCTURA DEL CAPITAL, ESTRATEGIA INDUSTRIAL Y CUESTIONES AFINES, Y ASESORAMIENTO Y SERVICIOS EN RELACION CON LAS FUSIONES Y LA ADQUISICION DE EMPRESAS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 4</text:p>
          </table:table-cell>
          <table:table-cell table:style-name="ce1" office:value-type="string">
            <text:p>SERVICIOS DE CAMBIO DE DIVISAS CUANDO ESTOS ESTEN RELACIONADOS CON LA PRESTACION DE SERVICIOS DE INVERSION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 5</text:p>
          </table:table-cell>
          <table:table-cell table:style-name="ce1" office:value-type="string">
            <text:p>INFORMES DE INVERSIONES Y ANALISIS FINANCIEROS U OTRAS FORMAS DE RECOMENDACION GENERAL RELATIVA A LAS OPERACIONES EN INSTRUMENTOS FINANCIEROS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 6</text:p>
          </table:table-cell>
          <table:table-cell table:style-name="ce1" office:value-type="string">
            <text:p>SERVICIOS RELACIONADOS CON EL ASEGURAMIENTO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">
            <text:p>1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 7</text:p>
          </table:table-cell>
          <table:table-cell table:style-name="ce1" office:value-type="string">
            <text:p>LOS SERVICIOS Y ACTIVIDADES DE INVERSION, ASI COMO LOS SERVICIOS AUXILIARES DEL TIPO INCLUIDO EN LA SECCION A O B DEL ANEXO I RELATIVOS AL SUBYACENTE DE LOS DERIVADOS INCLUIDOS EN LA SECCION C, PUNTOS 5, 6, 7 Y 10, CUANDO ESTOS SE HALLEN VINCULADOS A LA PRESTACION DE SERVICIOS DE INVERSION O DE SERVICIOS AUXILIARES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string">
            <text:p>INSTRUMENTOS FINANCIEROS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 1</text:p>
          </table:table-cell>
          <table:table-cell table:style-name="ce1" office:value-type="string">
            <text:p>VALORES NEGOCIABLES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 2</text:p>
          </table:table-cell>
          <table:table-cell table:style-name="ce1" office:value-type="string">
            <text:p>INSTRUMENTOS DEL MERCADO MONETARIO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0">
            <text:p>2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 3</text:p>
          </table:table-cell>
          <table:table-cell table:style-name="ce1" office:value-type="string">
            <text:p>PARTICIPACIONES DE ORGANISMOS DE INVERSION COLECTIVA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 4</text:p>
          </table:table-cell>
          <table:table-cell table:style-name="ce1" office:value-type="string">
            <text:p>CONTRATOS DE OPCIONES, FUTUROS, PERMUTAS ('SWAPS'), ACUERDOS DE TIPOS DE INTERES A PLAZO Y OTROS CONTRATOS DE DERIVADOS RELACIONADOS CON VALORES, DIVISAS, TIPOS DE INTERES O RENDIMIENTOS, U OTROS INSTRUMENTOS DERIVADOS, INDICES FINANCIEROS O MEDIDAS FINANCIERAS QUE PUEDAN LIQUIDARSE EN ESPECIE O EN EFECTIVO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">
            <text:p>2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 5</text:p>
          </table:table-cell>
          <table:table-cell table:style-name="ce1" office:value-type="string">
            <text:p>CONTRATOS DE OPCIONES, FUTUROS, PERMUTAS ('SWAPS'), ACUERDOS DE TIPOS DE INTERES A PLAZO Y OTROS CONTRATOS DE DERIVADOS RELACIONADOS CON MATERIAS PRIMAS QUE DEBAN LIQUIDARSE EN EFECTIVO O QUE PUEDAN LIQUIDARSE EN EFECTIVO A PETICION DE UNA DE LAS PARTES (POR MOTIVOS DISTINTOS AL INCUMPLIMIENTO O A OTRO SUCESO QUE LLEVE A LA RESCISION DEL CONTRATO)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3">
            <text:p>2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 6</text:p>
          </table:table-cell>
          <table:table-cell table:style-name="ce1" office:value-type="string">
            <text:p>CONTRATOS DE OPCIONES, FUTUROS, PERMUTAS ('SWAPS') Y OTROS CONTRATOS DE DERIVADOS RELACIONADOS CON MATERIAS PRIMAS QUE PUEDAN LIQUIDARSE EN ESPECIE, SIEMPRE QUE SE NEGOCIEN EN UN MERCADO REGULADO O SMN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">
            <text:p>2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 7</text:p>
          </table:table-cell>
          <table:table-cell table:style-name="ce1" office:value-type="string">
            <text:p>CONTRATOS DE OPCIONES, FUTUROS, PERMUTAS ('SWAPS'), ACUERDOS DE TIPOS DE INTERES A PLAZO Y OTROS CONTRATOS DE DERIVADOS RELACIONADOS CON MATERIAS PRIMAS QUE PUEDAN SER LIQUIDADOS MEDIANTE ENTREGA FISICA NO MENCIONADOS EN EL PUNTO 6 DE LA SECCION C Y NO DESTINADOS A FINES COMERCIALES, QUE PRESENTAN LAS CARACTERISTICAS DE OTROS INSTRUMENTOS FINANCIEROS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5">
            <text:p>2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 8</text:p>
          </table:table-cell>
          <table:table-cell table:style-name="ce1" office:value-type="string">
            <text:p>INSTRUMENTOS DERIVADOS PARA LA TRANSFERENCIA DEL RIESGO DE CREDITO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6">
            <text:p>2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 9</text:p>
          </table:table-cell>
          <table:table-cell table:style-name="ce1" office:value-type="string">
            <text:p>CONTRATOS FINANCIEROS POR DIFERENCIAS.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7">
            <text:p>2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10</text:p>
          </table:table-cell>
          <table:table-cell table:style-name="ce1" office:value-type="string">
            <text:p>CONTRATOS DE OPCIONES, FUTUROS, PERMUTAS ('SWAPS'), ACUERDOS DE TIPOS DE INTERES A PLAZO Y OTROS CONTRATOS DE DERIVADOS RELACIONADOS CON VARIABLES CLIMATICAS, GASTOS DE TRANSPORTE, AUTORIZACIONES DE EMISION O TIPOS DE INFLACION U OTRAS ESTADISTICAS ECONOMICAS OFICIALES, QUE DEBAN LIQUIDARSE EN EFECTIVO O QUE PUEDAN LIQUIDARSE EN EFECTIVO A ELECCION D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8">
            <text:p>28</text:p>
          </table:table-cell>
          <table:table-cell table:number-columns-repeated="25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string">
            <text:p>COMPRA Y VENTA DE MONEDA EXTRANJERA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S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0"/>
        </table:table-row>
        <table:table-row table:style-name="ro1" table:number-rows-repeated="104847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CTIVIDADES POR ENTIDAD" table:style-name="ta4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office:value-type="string">
            <text:p>COD_BE</text:p>
          </table:table-cell>
          <table:table-cell office:value-type="string">
            <text:p>COD_ACT</text:p>
          </table:table-cell>
          <table:table-cell office:value-type="string">
            <text:p>COD_TIPO_ACT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06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0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0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0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3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3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3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3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3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4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5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4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6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5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7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3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5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7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7</text:p>
          </table:table-cell>
          <table:table-cell table:style-name="ce1" office:value-type="string">
            <text:p>2 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9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9</text:p>
          </table:table-cell>
          <table:table-cell table:style-name="ce1" office:value-type="string">
            <text:p>7 1 A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9</text:p>
          </table:table-cell>
          <table:table-cell table:style-name="ce1" office:value-type="string">
            <text:p>7 1 B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9</text:p>
          </table:table-cell>
          <table:table-cell table:style-name="ce1" office:value-type="string">
            <text:p>7 1 C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9</text:p>
          </table:table-cell>
          <table:table-cell table:style-name="ce1" office:value-type="string">
            <text:p>7 1 D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9</text:p>
          </table:table-cell>
          <table:table-cell table:style-name="ce1" office:value-type="string">
            <text:p>7 2 A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9</text:p>
          </table:table-cell>
          <table:table-cell table:style-name="ce1" office:value-type="string">
            <text:p>7 2 B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9</text:p>
          </table:table-cell>
          <table:table-cell table:style-name="ce1" office:value-type="string">
            <text:p>7 2 C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69</text:p>
          </table:table-cell>
          <table:table-cell table:style-name="ce1" office:value-type="string">
            <text:p>7 2 D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1</text:p>
          </table:table-cell>
          <table:table-cell table:style-name="ce1" office:value-type="string">
            <text:p>7 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3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6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7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7</text:p>
          </table:table-cell>
          <table:table-cell table:style-name="ce1" office:value-type="string">
            <text:p>7 1 A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7</text:p>
          </table:table-cell>
          <table:table-cell table:style-name="ce1" office:value-type="string">
            <text:p>7 2 A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8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8</text:p>
          </table:table-cell>
          <table:table-cell table:style-name="ce1" office:value-type="string">
            <text:p>7 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9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8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3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6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7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8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0</text:p>
          </table:table-cell>
          <table:table-cell table:style-name="ce1" office:value-type="string">
            <text:p>7 1 A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0</text:p>
          </table:table-cell>
          <table:table-cell table:style-name="ce1" office:value-type="string">
            <text:p>7 1 B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0</text:p>
          </table:table-cell>
          <table:table-cell table:style-name="ce1" office:value-type="string">
            <text:p>7 1 C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0</text:p>
          </table:table-cell>
          <table:table-cell table:style-name="ce1" office:value-type="string">
            <text:p>7 1 D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0</text:p>
          </table:table-cell>
          <table:table-cell table:style-name="ce1" office:value-type="string">
            <text:p>7 1 E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0</text:p>
          </table:table-cell>
          <table:table-cell table:style-name="ce1" office:value-type="string">
            <text:p>7 2 A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0</text:p>
          </table:table-cell>
          <table:table-cell table:style-name="ce1" office:value-type="string">
            <text:p>7 2 B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0</text:p>
          </table:table-cell>
          <table:table-cell table:style-name="ce1" office:value-type="string">
            <text:p>7 2 C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0</text:p>
          </table:table-cell>
          <table:table-cell table:style-name="ce1" office:value-type="string">
            <text:p>7 2 D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0</text:p>
          </table:table-cell>
          <table:table-cell table:style-name="ce1" office:value-type="string">
            <text:p>7 2 E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3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3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4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6</text:p>
          </table:table-cell>
          <table:table-cell table:style-name="ce1" office:value-type="string">
            <text:p>7 1 A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6</text:p>
          </table:table-cell>
          <table:table-cell table:style-name="ce1" office:value-type="string">
            <text:p>7 1 B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6</text:p>
          </table:table-cell>
          <table:table-cell table:style-name="ce1" office:value-type="string">
            <text:p>7 1 C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6</text:p>
          </table:table-cell>
          <table:table-cell table:style-name="ce1" office:value-type="string">
            <text:p>7 1 D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6</text:p>
          </table:table-cell>
          <table:table-cell table:style-name="ce1" office:value-type="string">
            <text:p>7 1 E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7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8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9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3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4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5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7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8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8</text:p>
          </table:table-cell>
          <table:table-cell table:style-name="ce1" office:value-type="string">
            <text:p>7 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9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7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5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7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4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70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701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70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70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70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70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701</text:p>
          </table:table-cell>
          <table:table-cell table:style-name="ce1" office:value-type="string">
            <text:p>A</text:p>
          </table:table-cell>
          <table:table-cell table:style-name="ce2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701</text:p>
          </table:table-cell>
          <table:table-cell table:style-name="ce1" office:value-type="string">
            <text:p>B</text:p>
          </table:table-cell>
          <table:table-cell table:style-name="ce2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701</text:p>
          </table:table-cell>
          <table:table-cell table:style-name="ce1" office:value-type="string">
            <text:p>C</text:p>
          </table:table-cell>
          <table:table-cell table:style-name="ce2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7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7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70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70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702</text:p>
          </table:table-cell>
          <table:table-cell table:style-name="ce1" office:value-type="string">
            <text:p>A</text:p>
          </table:table-cell>
          <table:table-cell table:style-name="ce2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70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0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0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0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0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0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0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0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0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0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0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1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1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1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1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1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1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2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21</text:p>
          </table:table-cell>
          <table:table-cell table:style-name="ce1" office:value-type="string">
            <text:p>4 2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2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2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2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2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2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2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2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0</text:p>
          </table:table-cell>
          <table:table-cell table:style-name="ce1" office:value-type="string">
            <text:p>3 1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0</text:p>
          </table:table-cell>
          <table:table-cell table:style-name="ce1" office:value-type="string">
            <text:p>3 2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0</text:p>
          </table:table-cell>
          <table:table-cell table:style-name="ce1" office:value-type="string">
            <text:p>4 1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0</text:p>
          </table:table-cell>
          <table:table-cell table:style-name="ce1" office:value-type="string">
            <text:p>4 2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1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7</text:p>
          </table:table-cell>
          <table:table-cell table:style-name="ce1" office:value-type="string">
            <text:p>3 1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7</text:p>
          </table:table-cell>
          <table:table-cell table:style-name="ce1" office:value-type="string">
            <text:p>3 2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7</text:p>
          </table:table-cell>
          <table:table-cell table:style-name="ce1" office:value-type="string">
            <text:p>4 1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7</text:p>
          </table:table-cell>
          <table:table-cell table:style-name="ce1" office:value-type="string">
            <text:p>4 2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3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9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4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8</text:p>
          </table:table-cell>
          <table:table-cell table:style-name="ce1" office:value-type="string">
            <text:p>*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5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6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686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8834</text:p>
          </table:table-cell>
          <table:table-cell table:style-name="ce1" office:value-type="string">
            <text:p>A</text:p>
          </table:table-cell>
          <table:table-cell table:style-name="ce2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8834</text:p>
          </table:table-cell>
          <table:table-cell table:style-name="ce1" office:value-type="string">
            <text:p>B</text:p>
          </table:table-cell>
          <table:table-cell table:style-name="ce2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8834</text:p>
          </table:table-cell>
          <table:table-cell table:style-name="ce1" office:value-type="string">
            <text:p>C</text:p>
          </table:table-cell>
          <table:table-cell table:style-name="ce2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8834</text:p>
          </table:table-cell>
          <table:table-cell table:style-name="ce1" office:value-type="string">
            <text:p>D</text:p>
          </table:table-cell>
          <table:table-cell table:style-name="ce2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8834</text:p>
          </table:table-cell>
          <table:table-cell table:style-name="ce1" office:value-type="string">
            <text:p>E</text:p>
          </table:table-cell>
          <table:table-cell table:style-name="ce2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8835</text:p>
          </table:table-cell>
          <table:table-cell table:style-name="ce1" office:value-type="string">
            <text:p>A</text:p>
          </table:table-cell>
          <table:table-cell table:style-name="ce2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8835</text:p>
          </table:table-cell>
          <table:table-cell table:style-name="ce1" office:value-type="string">
            <text:p>B</text:p>
          </table:table-cell>
          <table:table-cell table:style-name="ce2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8835</text:p>
          </table:table-cell>
          <table:table-cell table:style-name="ce1" office:value-type="string">
            <text:p>C</text:p>
          </table:table-cell>
          <table:table-cell table:style-name="ce2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8835</text:p>
          </table:table-cell>
          <table:table-cell table:style-name="ce1" office:value-type="string">
            <text:p>E</text:p>
          </table:table-cell>
          <table:table-cell table:style-name="ce2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8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6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96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9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9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9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9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9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9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9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9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9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9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9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9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19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218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21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2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2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21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21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21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21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021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3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6</text:p>
          </table:table-cell>
          <table:table-cell table:style-name="ce1" office:value-type="string">
            <text:p>7 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7</text:p>
          </table:table-cell>
          <table:table-cell table:style-name="ce1" office:value-type="string">
            <text:p>2 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7</text:p>
          </table:table-cell>
          <table:table-cell table:style-name="ce1" office:value-type="string">
            <text:p>2 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7</text:p>
          </table:table-cell>
          <table:table-cell table:style-name="ce1" office:value-type="string">
            <text:p>2 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7</text:p>
          </table:table-cell>
          <table:table-cell table:style-name="ce1" office:value-type="string">
            <text:p>2 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9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5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1" office:value-type="string">
            <text:p>7 1 A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1" office:value-type="string">
            <text:p>7 1 B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1" office:value-type="string">
            <text:p>7 1 C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1" office:value-type="string">
            <text:p>7 1 D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1" office:value-type="string">
            <text:p>7 1 E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1" office:value-type="string">
            <text:p>7 2 A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1" office:value-type="string">
            <text:p>7 2 B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1" office:value-type="string">
            <text:p>7 2 C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1" office:value-type="string">
            <text:p>7 2 D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1" office:value-type="string">
            <text:p>7 2 E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5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7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8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49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3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5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0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7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8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9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1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1" office:value-type="string">
            <text:p>7 1 A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1" office:value-type="string">
            <text:p>7 1 B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1" office:value-type="string">
            <text:p>7 1 C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1" office:value-type="string">
            <text:p>7 1 D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1" office:value-type="string">
            <text:p>7 1 E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1" office:value-type="string">
            <text:p>7 2 A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1" office:value-type="string">
            <text:p>7 2 B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1" office:value-type="string">
            <text:p>7 2 C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1" office:value-type="string">
            <text:p>7 2 D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4</text:p>
          </table:table-cell>
          <table:table-cell table:style-name="ce1" office:value-type="string">
            <text:p>7 2 E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5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5</text:p>
          </table:table-cell>
          <table:table-cell table:style-name="ce1" office:value-type="string">
            <text:p>7 2 A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5</text:p>
          </table:table-cell>
          <table:table-cell table:style-name="ce1" office:value-type="string">
            <text:p>7 2 B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5</text:p>
          </table:table-cell>
          <table:table-cell table:style-name="ce1" office:value-type="string">
            <text:p>7 2 E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7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2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53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53"/>
        </table:table-row>
        <table:table-row table:style-name="ro1" table:number-rows-repeated="10477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UTONOMIAS" table:style-name="ta5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office:value-type="string">
            <text:p>COD_AUTO</text:p>
          </table:table-cell>
          <table:table-cell office:value-type="string">
            <text:p>DESCAUTO</text:p>
          </table:table-cell>
          <table:table-cell table:number-columns-repeated="254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1" office:value-type="string">
            <text:p>LA RIOJA</text:p>
          </table:table-cell>
          <table:table-cell table:number-columns-repeated="25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" office:value-type="string">
            <text:p>CEUTA</text:p>
          </table:table-cell>
          <table:table-cell table:number-columns-repeated="254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1" office:value-type="string">
            <text:p>MELILLA</text:p>
          </table:table-cell>
          <table:table-cell table:number-columns-repeated="25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string">
            <text:p>ANDALUCIA</text:p>
          </table:table-cell>
          <table:table-cell table:number-columns-repeated="25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string">
            <text:p>ARAGON</text:p>
          </table:table-cell>
          <table:table-cell table:number-columns-repeated="25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string">
            <text:p>PRINCIPADO DE ASTURIAS</text:p>
          </table:table-cell>
          <table:table-cell table:number-columns-repeated="25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string">
            <text:p>ILLES BALEARS</text:p>
          </table:table-cell>
          <table:table-cell table:number-columns-repeated="25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string">
            <text:p>CANARIAS</text:p>
          </table:table-cell>
          <table:table-cell table:number-columns-repeated="25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string">
            <text:p>CANTABRIA</text:p>
          </table:table-cell>
          <table:table-cell table:number-columns-repeated="25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string">
            <text:p>CASTILLA Y LEON</text:p>
          </table:table-cell>
          <table:table-cell table:number-columns-repeated="25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string">
            <text:p>CASTILLA - LA MANCHA</text:p>
          </table:table-cell>
          <table:table-cell table:number-columns-repeated="25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1" office:value-type="string">
            <text:p>CATALUÑA</text:p>
          </table:table-cell>
          <table:table-cell table:number-columns-repeated="25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" office:value-type="string">
            <text:p>EXTREMADURA</text:p>
          </table:table-cell>
          <table:table-cell table:number-columns-repeated="254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" office:value-type="string">
            <text:p>GALICIA</text:p>
          </table:table-cell>
          <table:table-cell table:number-columns-repeated="25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" office:value-type="string">
            <text:p>MADRID</text:p>
          </table:table-cell>
          <table:table-cell table:number-columns-repeated="254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1" office:value-type="string">
            <text:p>REGION DE MURCIA</text:p>
          </table:table-cell>
          <table:table-cell table:number-columns-repeated="254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" office:value-type="string">
            <text:p>COMUNIDAD FORAL DE NAVARRA</text:p>
          </table:table-cell>
          <table:table-cell table:number-columns-repeated="254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1" office:value-type="string">
            <text:p>COMUNIDAD VALENCIANA</text:p>
          </table:table-cell>
          <table:table-cell table:number-columns-repeated="254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" office:value-type="string">
            <text:p>PAIS VASCO</text:p>
          </table:table-cell>
          <table:table-cell table:number-columns-repeated="254"/>
        </table:table-row>
        <table:table-row table:style-name="ro1" table:number-rows-repeated="104855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VINCIAS" table:style-name="ta6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office:value-type="string">
            <text:p>COD_PROV</text:p>
          </table:table-cell>
          <table:table-cell office:value-type="string">
            <text:p>COD_AUTO</text:p>
          </table:table-cell>
          <table:table-cell office:value-type="string">
            <text:p>DESCPROV</text:p>
          </table:table-cell>
          <table:table-cell table:number-columns-repeated="25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6">
            <text:p>16</text:p>
          </table:table-cell>
          <table:table-cell table:style-name="ce1" office:value-type="string">
            <text:p>ARABA/ÁLAVA</text:p>
          </table:table-cell>
          <table:table-cell table:number-columns-repeated="25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ALBACETE</text:p>
          </table:table-cell>
          <table:table-cell table:number-columns-repeated="25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1" office:value-type="string">
            <text:p>ALICANTE</text:p>
          </table:table-cell>
          <table:table-cell table:number-columns-repeated="25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ALMERIA</text:p>
          </table:table-cell>
          <table:table-cell table:number-columns-repeated="25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AVILA</text:p>
          </table:table-cell>
          <table:table-cell table:number-columns-repeated="25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BADAJOZ</text:p>
          </table:table-cell>
          <table:table-cell table:number-columns-repeated="25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ILLES BALEARS</text:p>
          </table:table-cell>
          <table:table-cell table:number-columns-repeated="25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BARCELONA</text:p>
          </table:table-cell>
          <table:table-cell table:number-columns-repeated="25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CUENCA</text:p>
          </table:table-cell>
          <table:table-cell table:number-columns-repeated="25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16">
            <text:p>16</text:p>
          </table:table-cell>
          <table:table-cell table:style-name="ce1" office:value-type="string">
            <text:p>GIPUZKOA</text:p>
          </table:table-cell>
          <table:table-cell table:number-columns-repeated="25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HUELVA</text:p>
          </table:table-cell>
          <table:table-cell table:number-columns-repeated="25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JAEN</text:p>
          </table:table-cell>
          <table:table-cell table:number-columns-repeated="253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ZARAGOZA</text:p>
          </table:table-cell>
          <table:table-cell table:number-columns-repeated="253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1" office:value-type="string">
            <text:p>CEUTA</text:p>
          </table:table-cell>
          <table:table-cell table:number-columns-repeated="253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office:value-type="float" office:value="19">
            <text:p>19</text:p>
          </table:table-cell>
          <table:table-cell table:style-name="ce1" office:value-type="string">
            <text:p>MELILLA</text:p>
          </table:table-cell>
          <table:table-cell table:number-columns-repeated="253"/>
        </table:table-row>
        <table:table-row table:style-name="ro1">
          <table:table-cell table:number-columns-repeated="2" table:style-name="ce2" office:value-type="float" office:value="10">
            <text:p>10</text:p>
          </table:table-cell>
          <table:table-cell table:style-name="ce1" office:value-type="string">
            <text:p>CACERES</text:p>
          </table:table-cell>
          <table:table-cell table:number-columns-repeated="25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GIRONA</text:p>
          </table:table-cell>
          <table:table-cell table:number-columns-repeated="25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GUADALAJARA</text:p>
          </table:table-cell>
          <table:table-cell table:number-columns-repeated="253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LLEIDA</text:p>
          </table:table-cell>
          <table:table-cell table:number-columns-repeated="253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7">
            <text:p>17</text:p>
          </table:table-cell>
          <table:table-cell table:style-name="ce1" office:value-type="string">
            <text:p>LA RIOJA</text:p>
          </table:table-cell>
          <table:table-cell table:number-columns-repeated="253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LUGO</text:p>
          </table:table-cell>
          <table:table-cell table:number-columns-repeated="253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2">
            <text:p>12</text:p>
          </table:table-cell>
          <table:table-cell table:style-name="ce1" office:value-type="string">
            <text:p>MADRID</text:p>
          </table:table-cell>
          <table:table-cell table:number-columns-repeated="253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BURGOS</text:p>
          </table:table-cell>
          <table:table-cell table:number-columns-repeated="253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MALAGA</text:p>
          </table:table-cell>
          <table:table-cell table:number-columns-repeated="25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CADIZ</text:p>
          </table:table-cell>
          <table:table-cell table:number-columns-repeated="25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1" office:value-type="string">
            <text:p>CASTELLON</text:p>
          </table:table-cell>
          <table:table-cell table:number-columns-repeated="25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CIUDAD REAL</text:p>
          </table:table-cell>
          <table:table-cell table:number-columns-repeated="253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CORDOBA</text:p>
          </table:table-cell>
          <table:table-cell table:number-columns-repeated="25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A CORUÑA</text:p>
          </table:table-cell>
          <table:table-cell table:number-columns-repeated="253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GRANADA</text:p>
          </table:table-cell>
          <table:table-cell table:number-columns-repeated="25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HUESCA</text:p>
          </table:table-cell>
          <table:table-cell table:number-columns-repeated="253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LEON</text:p>
          </table:table-cell>
          <table:table-cell table:number-columns-repeated="253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3">
            <text:p>13</text:p>
          </table:table-cell>
          <table:table-cell table:style-name="ce1" office:value-type="string">
            <text:p>MURCIA</text:p>
          </table:table-cell>
          <table:table-cell table:number-columns-repeated="253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14">
            <text:p>14</text:p>
          </table:table-cell>
          <table:table-cell table:style-name="ce1" office:value-type="string">
            <text:p>NAVARRA</text:p>
          </table:table-cell>
          <table:table-cell table:number-columns-repeated="253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OURENSE</text:p>
          </table:table-cell>
          <table:table-cell table:number-columns-repeated="253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ASTURIAS</text:p>
          </table:table-cell>
          <table:table-cell table:number-columns-repeated="253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PALENCIA</text:p>
          </table:table-cell>
          <table:table-cell table:number-columns-repeated="253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LAS PALMAS</text:p>
          </table:table-cell>
          <table:table-cell table:number-columns-repeated="253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PONTEVEDRA</text:p>
          </table:table-cell>
          <table:table-cell table:number-columns-repeated="253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SALAMANCA</text:p>
          </table:table-cell>
          <table:table-cell table:number-columns-repeated="253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ANTA CRUZ DE TENERIFE</text:p>
          </table:table-cell>
          <table:table-cell table:number-columns-repeated="253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CANTABRIA</text:p>
          </table:table-cell>
          <table:table-cell table:number-columns-repeated="253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SEGOVIA</text:p>
          </table:table-cell>
          <table:table-cell table:number-columns-repeated="253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EVILLA</text:p>
          </table:table-cell>
          <table:table-cell table:number-columns-repeated="253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SORIA</text:p>
          </table:table-cell>
          <table:table-cell table:number-columns-repeated="253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TARRAGONA</text:p>
          </table:table-cell>
          <table:table-cell table:number-columns-repeated="253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TERUEL</text:p>
          </table:table-cell>
          <table:table-cell table:number-columns-repeated="253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TOLEDO</text:p>
          </table:table-cell>
          <table:table-cell table:number-columns-repeated="253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15">
            <text:p>15</text:p>
          </table:table-cell>
          <table:table-cell table:style-name="ce1" office:value-type="string">
            <text:p>VALENCIA</text:p>
          </table:table-cell>
          <table:table-cell table:number-columns-repeated="253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VALLADOLID</text:p>
          </table:table-cell>
          <table:table-cell table:number-columns-repeated="253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16">
            <text:p>16</text:p>
          </table:table-cell>
          <table:table-cell table:style-name="ce1" office:value-type="string">
            <text:p>BIZKAIA</text:p>
          </table:table-cell>
          <table:table-cell table:number-columns-repeated="253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ZAMORA</text:p>
          </table:table-cell>
          <table:table-cell table:number-columns-repeated="253"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ISES" table:style-name="ta7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office:value-type="string">
            <text:p>COD_PAIS</text:p>
          </table:table-cell>
          <table:table-cell office:value-type="string">
            <text:p>NOMPAI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AR</text:p>
          </table:table-cell>
          <table:table-cell table:style-name="ce1" office:value-type="string">
            <text:p>ARGENTIN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AT</text:p>
          </table:table-cell>
          <table:table-cell table:style-name="ce1" office:value-type="string">
            <text:p>AUSTRI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BE</text:p>
          </table:table-cell>
          <table:table-cell table:style-name="ce1" office:value-type="string">
            <text:p>BELGIC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BO</text:p>
          </table:table-cell>
          <table:table-cell table:style-name="ce1" office:value-type="string">
            <text:p>BOLIVI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BR</text:p>
          </table:table-cell>
          <table:table-cell table:style-name="ce1" office:value-type="string">
            <text:p>BRASIL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CA</text:p>
          </table:table-cell>
          <table:table-cell table:style-name="ce1" office:value-type="string">
            <text:p>CANAD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CH</text:p>
          </table:table-cell>
          <table:table-cell table:style-name="ce1" office:value-type="string">
            <text:p>SUIZ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CL</text:p>
          </table:table-cell>
          <table:table-cell table:style-name="ce1" office:value-type="string">
            <text:p>CHILE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CO</text:p>
          </table:table-cell>
          <table:table-cell table:style-name="ce1" office:value-type="string">
            <text:p>COLOMBI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CU</text:p>
          </table:table-cell>
          <table:table-cell table:style-name="ce1" office:value-type="string">
            <text:p>CUB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CZ</text:p>
          </table:table-cell>
          <table:table-cell table:style-name="ce1" office:value-type="string">
            <text:p>REPUBLICA CHEC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DE</text:p>
          </table:table-cell>
          <table:table-cell table:style-name="ce1" office:value-type="string">
            <text:p>REPUBLICA FEDERAL ALEMAN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DK</text:p>
          </table:table-cell>
          <table:table-cell table:style-name="ce1" office:value-type="string">
            <text:p>DINAMARC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EC</text:p>
          </table:table-cell>
          <table:table-cell table:style-name="ce1" office:value-type="string">
            <text:p>ECUADOR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EE</text:p>
          </table:table-cell>
          <table:table-cell table:style-name="ce1" office:value-type="string">
            <text:p>ESTONI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FR</text:p>
          </table:table-cell>
          <table:table-cell table:style-name="ce1" office:value-type="string">
            <text:p>FRANCI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GB</text:p>
          </table:table-cell>
          <table:table-cell table:style-name="ce1" office:value-type="string">
            <text:p>REINO UNIDO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GT</text:p>
          </table:table-cell>
          <table:table-cell table:style-name="ce1" office:value-type="string">
            <text:p>GUATEMAL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IE</text:p>
          </table:table-cell>
          <table:table-cell table:style-name="ce1" office:value-type="string">
            <text:p>IRLAND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IS</text:p>
          </table:table-cell>
          <table:table-cell table:style-name="ce1" office:value-type="string">
            <text:p>ISLANDI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IT</text:p>
          </table:table-cell>
          <table:table-cell table:style-name="ce1" office:value-type="string">
            <text:p>ITALI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JO</text:p>
          </table:table-cell>
          <table:table-cell table:style-name="ce1" office:value-type="string">
            <text:p>JORDANI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JP</text:p>
          </table:table-cell>
          <table:table-cell table:style-name="ce1" office:value-type="string">
            <text:p>JAPON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LU</text:p>
          </table:table-cell>
          <table:table-cell table:style-name="ce1" office:value-type="string">
            <text:p>LUXEMBURGO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LV</text:p>
          </table:table-cell>
          <table:table-cell table:style-name="ce1" office:value-type="string">
            <text:p>LETONI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MA</text:p>
          </table:table-cell>
          <table:table-cell table:style-name="ce1" office:value-type="string">
            <text:p>MARRUECO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ML</text:p>
          </table:table-cell>
          <table:table-cell table:style-name="ce1" office:value-type="string">
            <text:p>MALI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MX</text:p>
          </table:table-cell>
          <table:table-cell table:style-name="ce1" office:value-type="string">
            <text:p>MEJICO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NL</text:p>
          </table:table-cell>
          <table:table-cell table:style-name="ce1" office:value-type="string">
            <text:p>PAISES BAJO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PH</text:p>
          </table:table-cell>
          <table:table-cell table:style-name="ce1" office:value-type="string">
            <text:p>FILIPINA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PT</text:p>
          </table:table-cell>
          <table:table-cell table:style-name="ce1" office:value-type="string">
            <text:p>PORTUGAL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RU</text:p>
          </table:table-cell>
          <table:table-cell table:style-name="ce1" office:value-type="string">
            <text:p>FEDERACION RUS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SE</text:p>
          </table:table-cell>
          <table:table-cell table:style-name="ce1" office:value-type="string">
            <text:p>SUECI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SI</text:p>
          </table:table-cell>
          <table:table-cell table:style-name="ce1" office:value-type="string">
            <text:p>ESLOVENI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US</text:p>
          </table:table-cell>
          <table:table-cell table:style-name="ce1" office:value-type="string">
            <text:p>ESTADOS UNIDOS DE AMERIC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VE</text:p>
          </table:table-cell>
          <table:table-cell table:style-name="ce1" office:value-type="string">
            <text:p>VENEZUELA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ES</text:p>
          </table:table-cell>
          <table:table-cell table:style-name="ce1" office:value-type="string">
            <text:p>ESPAÑA</text:p>
          </table:table-cell>
          <table:table-cell table:number-columns-repeated="254"/>
        </table:table-row>
        <table:table-row table:style-name="ro1" table:number-rows-repeated="1048537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name="__Anonymous_Sheet_DB__1" table:target-range-address="ENTIDADES.C1:ENTIDADES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7/10/2013</text:date>, <text:time>19:46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NTIDADES" style:display-name="PageStyle_ENT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POS_20_ENTIDAD" style:display-name="PageStyle_TIPOS ENTID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VIDADES" style:display-name="PageStyle_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VIDADES_20_POR_20_ENTIDAD" style:display-name="PageStyle_ACTIVIDADES POR ENTID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TONOMIAS" style:display-name="PageStyle_AUTONOM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VINCIAS" style:display-name="PageStyle_PROVI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ISES" style:display-name="PageStyle_PAI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GBANESP_20131001</dc:title>
    <meta:initial-creator>Banco de España. Secretaría Técnica</meta:initial-creator>
    <meta:creation-date>2013-10-01T13:45:03</meta:creation-date>
    <dc:date>2013-10-07T19:46:58.65</dc:date>
    <meta:document-statistic meta:table-count="7" meta:cell-count="4268" meta:object-count="0"/>
    <meta:generator>OpenOffice/4.0.0$Win32 OpenOffice.org_project/400m3$Build-9702</meta:generator>
  </office:meta>
</office:document-meta>
</file>